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8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2">
      <style:graphic-properties fo:wrap-option="wrap" fo:padding-top="0.05in" fo:padding-bottom="0.05in" fo:padding-left="0.1in" fo:padding-right="0.1in" draw:textarea-vertical-align="top" draw:textarea-horizontal-align="left" draw:fill="solid" draw:fill-color="#00b050" draw:opacity="100%" draw:stroke="none" draw:auto-grow-width="false" draw:auto-grow-height="true"/>
      <style:paragraph-properties style:font-independent-line-spacing="true" style:writing-mode="lr-tb"/>
    </style:style>
    <style:style style:family="drawing-page" style:name="a55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4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00%" fo:text-align="left" style:tab-stop-distance="1in" fo:margin-left="0.3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left" style:tab-stop-distance="1in" fo:margin-left="0.3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1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4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1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100%" fo:text-align="left" style:tab-stop-distance="1in" fo:margin-left="0.3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left" style:tab-stop-distance="1in" fo:margin-left="0.3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2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4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7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6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0">
      <style:paragraph-properties fo:line-height="90%" fo:text-align="left" style:tab-stop-distance="1in" fo:margin-left="0.2in" fo:margin-right="0in" fo:text-indent="-0.2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2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90%" fo:text-align="left" style:tab-stop-distance="1in" fo:margin-left="0.2in" fo:margin-right="0in" fo:text-indent="-0.2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5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90%" fo:text-align="left" style:tab-stop-distance="1in" fo:margin-left="0.2in" fo:margin-right="0in" fo:text-indent="-0.2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70">
      <style:paragraph-properties fo:line-height="100%" fo:text-align="left" style:tab-stop-distance="1in" fo:margin-left="0.3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9">
      <style:paragraph-properties fo:line-height="90%" fo:text-align="left" style:tab-stop-distance="1in" fo:margin-left="0.2in" fo:margin-right="0in" fo:text-indent="-0.2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text-transform="uppercase" fo:color="#d2533c" style:text-line-through-type="none" style:text-line-through-style="none" style:text-line-through-width="auto" style:text-line-through-color="font-color" style:text-position="0% 100%" fo:font-family="Arial" fo:font-size="0.75in" style:font-size-asian="0.75in" style:font-size-complex="0.75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3">
      <style:paragraph-properties fo:line-height="100%" fo:text-align="left" style:tab-stop-distance="1in" fo:margin-left="0.3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76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79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0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9">
      <style:paragraph-properties fo:line-height="100%" fo:text-align="left" style:tab-stop-distance="1in" fo:margin-left="0.8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1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90%" fo:text-align="left" style:tab-stop-distance="1in" fo:margin-left="0.2in" fo:margin-right="0in" fo:text-indent="-0.2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7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4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90%" fo:text-align="left" style:tab-stop-distance="1in" fo:margin-left="0.2in" fo:margin-right="0in" fo:text-indent="-0.2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3776ab" style:text-line-through-type="none" style:text-line-through-style="none" style:text-line-through-width="auto" style:text-line-through-color="font-color" style:text-position="0% 100%" fo:font-family="SourceSansProBol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90%" fo:text-align="left" style:tab-stop-distance="1in" fo:margin-left="0.2in" fo:margin-right="0in" fo:text-indent="-0.2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3">
      <style:text-properties fo:font-variant="normal" fo:text-transform="none" fo:color="#3776ab" style:text-line-through-type="none" style:text-line-through-style="none" style:text-line-through-width="auto" style:text-line-through-color="font-color" style:text-position="0% 100%" fo:font-family="SourceSansProBol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26">
      <style:text-properties fo:font-variant="normal" fo:text-transform="none" fo:color="#3776ab" style:text-line-through-type="none" style:text-line-through-style="none" style:text-line-through-width="auto" style:text-line-through-color="font-color" style:text-position="0% 100%" fo:font-family="SourceSansProBol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9">
      <style:text-properties fo:font-variant="normal" fo:text-transform="none" fo:color="#3776ab" style:text-line-through-type="none" style:text-line-through-style="none" style:text-line-through-width="auto" style:text-line-through-color="font-color" style:text-position="0% 100%" fo:font-family="SourceSansProBol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0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21">
      <style:paragraph-properties fo:line-height="90%" fo:text-align="left" style:tab-stop-distance="1in" fo:margin-left="0.2in" fo:margin-right="0in" fo:text-indent="-0.2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7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4">
      <style:paragraph-properties fo:line-height="90%" fo:text-align="left" style:tab-stop-distance="1in" fo:margin-left="0.2in" fo:margin-right="0in" fo:text-indent="-0.2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6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90%" fo:text-align="left" style:tab-stop-distance="1in" fo:margin-left="0.2in" fo:margin-right="0in" fo:text-indent="-0.2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0">
      <style:paragraph-properties fo:line-height="90%" fo:text-align="left" style:tab-stop-distance="1in" fo:margin-left="0.2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9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3776ab" style:text-line-through-type="none" style:text-line-through-style="none" style:text-line-through-width="auto" style:text-line-through-color="font-color" style:text-position="0% 100%" fo:font-family="SourceSansProBol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90%" fo:text-align="left" style:tab-stop-distance="1in" fo:margin-left="0.2in" fo:margin-right="0in" fo:text-indent="-0.2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3776ab" style:text-line-through-type="none" style:text-line-through-style="none" style:text-line-through-width="auto" style:text-line-through-color="font-color" style:text-position="0% 100%" fo:font-family="SourceSansProBol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90%" fo:text-align="left" style:tab-stop-distance="1in" fo:margin-left="0.2in" fo:margin-right="0in" fo:text-indent="-0.2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3776ab" style:text-line-through-type="none" style:text-line-through-style="none" style:text-line-through-width="auto" style:text-line-through-color="font-color" style:text-position="0% 100%" fo:font-family="SourceSansProBol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0">
      <style:paragraph-properties fo:line-height="90%" fo:text-align="left" style:tab-stop-distance="1in" fo:margin-left="0.2in" fo:margin-right="0in" fo:text-indent="-0.2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4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3776ab" style:text-line-through-type="none" style:text-line-through-style="none" style:text-line-through-width="auto" style:text-line-through-color="font-color" style:text-position="0% 100%" fo:font-family="SourceSansProBol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3776ab" style:text-line-through-type="none" style:text-line-through-style="none" style:text-line-through-width="auto" style:text-line-through-color="font-color" style:text-position="0% 100%" fo:font-family="SourceSansProBol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3776ab" style:text-line-through-type="none" style:text-line-through-style="none" style:text-line-through-width="auto" style:text-line-through-color="font-color" style:text-position="0% 100%" fo:font-family="SourceSansProBol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0">
      <style:graphic-properties fo:wrap-option="wrap" fo:padding-top="0in" fo:padding-bottom="0.22736in" fo:padding-left="0in" fo:padding-right="0in" draw:textarea-vertical-align="middle" draw:textarea-horizontal-align="left" draw:fill="solid" draw:fill-color="#f9f9f9" draw:opacity="100%" draw:stroke="none" draw:auto-grow-width="false" draw:auto-grow-height="true"/>
      <style:paragraph-properties style:font-independent-line-spacing="true" style:writing-mode="lr-tb"/>
    </style:style>
    <style:style style:family="drawing-page" style:name="a4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8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100%" fo:text-align="left" style:tab-stop-distance="1in" fo:margin-left="0.3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100%" fo:text-align="left" style:tab-stop-distance="1in" fo:margin-left="0.3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100%" fo:text-align="left" style:tab-stop-distance="1in" fo:margin-left="0.3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1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80%" fo:text-align="left" style:tab-stop-distance="1in" fo:margin-left="0.2in" fo:margin-right="0in" fo:text-indent="-0.2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80%" fo:text-align="left" style:tab-stop-distance="1in" fo:margin-left="0.2in" fo:margin-right="0in" fo:text-indent="-0.2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80%" fo:text-align="left" style:tab-stop-distance="1in" fo:margin-left="0.2in" fo:margin-right="0in" fo:text-indent="-0.2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1">
      <style:paragraph-properties fo:line-height="100%" fo:text-align="left" style:tab-stop-distance="1in" fo:margin-left="0.3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5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5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5in" style:font-size-asian="0.5in" style:font-size-complex="0.5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1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8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80%" fo:text-align="left" style:tab-stop-distance="1in" fo:margin-left="0.2in" fo:margin-right="0in" fo:text-indent="-0.2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80%" fo:text-align="left" style:tab-stop-distance="1in" fo:margin-left="0.2in" fo:margin-right="0in" fo:text-indent="-0.2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80%" fo:text-align="left" style:tab-stop-distance="1in" fo:margin-left="0.2in" fo:margin-right="0in" fo:text-indent="-0.2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2">
      <style:paragraph-properties fo:line-height="8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8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08">
      <style:paragraph-properties fo:line-height="8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2">
      <style:paragraph-properties fo:line-height="80%" fo:text-align="left" style:tab-stop-distance="1in" fo:margin-left="0.2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5">
      <style:paragraph-properties fo:line-height="80%" fo:text-align="left" style:tab-stop-distance="1in" fo:margin-left="0.2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8">
      <style:paragraph-properties fo:line-height="8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4">
      <style:text-properties fo:text-transform="uppercase" fo:color="#d2533c" style:text-line-through-type="none" style:text-line-through-style="none" style:text-line-through-width="auto" style:text-line-through-color="font-color" style:text-position="0% 100%" fo:font-family="Arial" fo:font-size="0.75in" style:font-size-asian="0.75in" style:font-size-complex="0.75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1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2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13">
      <style:paragraph-properties fo:line-height="9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80%" fo:text-align="left" style:tab-stop-distance="1in" fo:margin-left="0.2in" fo:margin-right="0in" fo:text-indent="-0.2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80%" fo:text-align="left" style:tab-stop-distance="1in" fo:margin-left="0.2in" fo:margin-right="0in" fo:text-indent="-0.2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80%" fo:text-align="left" style:tab-stop-distance="1in" fo:margin-left="0.2in" fo:margin-right="0in" fo:text-indent="-0.2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1">
      <style:paragraph-properties fo:line-height="80%" fo:text-align="left" style:tab-stop-distance="1in" fo:margin-left="0.2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80%" fo:text-align="left" style:tab-stop-distance="1in" fo:margin-left="0.2in" fo:margin-right="0in" fo:text-indent="-0.2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4">
      <style:paragraph-properties fo:line-height="80%" fo:text-align="left" style:tab-stop-distance="1in" fo:margin-left="0.2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1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1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8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1">
      <style:paragraph-properties fo:line-height="8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3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8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6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7">
      <style:paragraph-properties fo:line-height="8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9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0">
      <style:paragraph-properties fo:line-height="9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6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9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9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80%" fo:text-align="left" style:tab-stop-distance="1in" fo:margin-left="0.2in" fo:margin-right="0in" fo:text-indent="-0.2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6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100%" fo:text-align="left" style:tab-stop-distance="1in" fo:margin-left="0.3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100%" fo:text-align="left" style:tab-stop-distance="1in" fo:margin-left="0.3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100%" fo:text-align="left" style:tab-stop-distance="1in" fo:margin-left="0.3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0">
      <style:paragraph-properties fo:line-height="8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8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5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96">
      <style:paragraph-properties fo:line-height="80%" fo:text-align="left" style:tab-stop-distance="1in" fo:margin-left="0.2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8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6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1">
      <style:paragraph-properties fo:line-height="100%" fo:text-align="left" style:tab-stop-distance="1in" fo:margin-left="0.3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100%" fo:text-align="left" style:tab-stop-distance="1in" fo:margin-left="0.3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0">
      <style:graphic-properties fo:wrap-option="wrap" fo:padding-top="0.05in" fo:padding-bottom="0.05in" fo:padding-left="0.1in" fo:padding-right="0.1in" draw:textarea-vertical-align="top" draw:textarea-horizontal-align="left" draw:fill="solid" draw:fill-color="#00b050" draw:opacity="100%" draw:stroke="none" draw:auto-grow-width="false" draw:auto-grow-height="true"/>
      <style:paragraph-properties style:font-independent-line-spacing="true" style:writing-mode="lr-tb"/>
    </style:style>
    <style:style style:family="paragraph" style:name="a937">
      <style:paragraph-properties fo:line-height="100%" fo:text-align="left" style:tab-stop-distance="1in" fo:margin-left="0.3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43">
      <style:graphic-properties fo:wrap-option="wrap" fo:padding-top="0.05in" fo:padding-bottom="0.05in" fo:padding-left="0.1in" fo:padding-right="0.1in" draw:textarea-vertical-align="top" draw:textarea-horizontal-align="left" draw:fill="solid" draw:fill-color="#00b050" draw:opacity="100%" draw:stroke="none" draw:auto-grow-width="false" draw:auto-grow-height="true"/>
      <style:paragraph-properties style:font-independent-line-spacing="true" style:writing-mode="lr-tb"/>
    </style:style>
    <style:style style:family="text" style:name="a54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6">
      <style:graphic-properties fo:wrap-option="wrap" fo:padding-top="0.05in" fo:padding-bottom="0.05in" fo:padding-left="0.1in" fo:padding-right="0.1in" draw:textarea-vertical-align="top" draw:textarea-horizontal-align="left" draw:fill="solid" draw:fill-color="#00b050" draw:opacity="100%" draw:stroke="none" draw:auto-grow-width="false" draw:auto-grow-height="true"/>
      <style:paragraph-properties style:font-independent-line-spacing="true" style:writing-mode="lr-tb"/>
    </style:style>
    <style:style style:family="text" style:name="a54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9">
      <style:graphic-properties fo:wrap-option="wrap" fo:padding-top="0.05in" fo:padding-bottom="0.05in" fo:padding-left="0.1in" fo:padding-right="0.1in" draw:textarea-vertical-align="top" draw:textarea-horizontal-align="left" draw:fill="solid" draw:fill-color="#00b050" draw:opacity="100%" draw:stroke="none" draw:auto-grow-width="false" draw:auto-grow-height="true"/>
      <style:paragraph-properties style:font-independent-line-spacing="true" style:writing-mode="lr-tb"/>
    </style:style>
    <style:style style:family="paragraph" style:name="a740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left" style:tab-stop-distance="1in" fo:margin-left="0.3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left" style:tab-stop-distance="1in" fo:margin-left="0.3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4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1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8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6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807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1in" text:min-label-width="0.2in"/>
      </text:list-level-style-number>
      <text:list-level-style-number text:level="6" style:num-format="">
        <style:list-level-properties text:space-before="2.55in" text:min-label-width="0.2in"/>
      </text:list-level-style-number>
      <text:list-level-style-number text:level="7" style:num-format="">
        <style:list-level-properties text:space-before="3.05in" text:min-label-width="0.2in"/>
      </text:list-level-style-number>
      <text:list-level-style-number text:level="8" style:num-format="">
        <style:list-level-properties text:space-before="3.55in" text:min-label-width="0.2in"/>
      </text:list-level-style-number>
      <text:list-level-style-number text:level="9" style:num-format="">
        <style:list-level-properties text:space-before="4.05in" text:min-label-width="0.2in"/>
      </text:list-level-style-number>
    </text:list-style>
    <text:list-style style:name="a8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6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8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672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1in" text:min-label-width="0.2in"/>
      </text:list-level-style-number>
      <text:list-level-style-number text:level="6" style:num-format="">
        <style:list-level-properties text:space-before="2.55in" text:min-label-width="0.2in"/>
      </text:list-level-style-number>
      <text:list-level-style-number text:level="7" style:num-format="">
        <style:list-level-properties text:space-before="3.05in" text:min-label-width="0.2in"/>
      </text:list-level-style-number>
      <text:list-level-style-number text:level="8" style:num-format="">
        <style:list-level-properties text:space-before="3.55in" text:min-label-width="0.2in"/>
      </text:list-level-style-number>
      <text:list-level-style-number text:level="9" style:num-format="">
        <style:list-level-properties text:space-before="4.05in" text:min-label-width="0.2in"/>
      </text:list-level-style-number>
    </text:list-style>
    <text:list-style style:name="a4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675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1in" text:min-label-width="0.2in"/>
      </text:list-level-style-number>
      <text:list-level-style-number text:level="6" style:num-format="">
        <style:list-level-properties text:space-before="2.55in" text:min-label-width="0.2in"/>
      </text:list-level-style-number>
      <text:list-level-style-number text:level="7" style:num-format="">
        <style:list-level-properties text:space-before="3.05in" text:min-label-width="0.2in"/>
      </text:list-level-style-number>
      <text:list-level-style-number text:level="8" style:num-format="">
        <style:list-level-properties text:space-before="3.55in" text:min-label-width="0.2in"/>
      </text:list-level-style-number>
      <text:list-level-style-number text:level="9" style:num-format="">
        <style:list-level-properties text:space-before="4.05in" text:min-label-width="0.2in"/>
      </text:list-level-style-number>
    </text:list-style>
    <text:list-style style:name="a4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971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9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678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1in" text:min-label-width="0.2in"/>
      </text:list-level-style-number>
      <text:list-level-style-number text:level="6" style:num-format="">
        <style:list-level-properties text:space-before="2.55in" text:min-label-width="0.2in"/>
      </text:list-level-style-number>
      <text:list-level-style-number text:level="7" style:num-format="">
        <style:list-level-properties text:space-before="3.05in" text:min-label-width="0.2in"/>
      </text:list-level-style-number>
      <text:list-level-style-number text:level="8" style:num-format="">
        <style:list-level-properties text:space-before="3.55in" text:min-label-width="0.2in"/>
      </text:list-level-style-number>
      <text:list-level-style-number text:level="9" style:num-format="">
        <style:list-level-properties text:space-before="4.05in" text:min-label-width="0.2in"/>
      </text:list-level-style-number>
    </text:list-style>
    <text:list-style style:name="a4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974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9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494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741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4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977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9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497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791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7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7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795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1in" text:min-label-width="0.2in"/>
      </text:list-level-style-number>
      <text:list-level-style-number text:level="6" style:num-format="">
        <style:list-level-properties text:space-before="2.55in" text:min-label-width="0.2in"/>
      </text:list-level-style-number>
      <text:list-level-style-number text:level="7" style:num-format="">
        <style:list-level-properties text:space-before="3.05in" text:min-label-width="0.2in"/>
      </text:list-level-style-number>
      <text:list-level-style-number text:level="8" style:num-format="">
        <style:list-level-properties text:space-before="3.55in" text:min-label-width="0.2in"/>
      </text:list-level-style-number>
      <text:list-level-style-number text:level="9" style:num-format="">
        <style:list-level-properties text:space-before="4.05in" text:min-label-width="0.2in"/>
      </text:list-level-style-number>
    </text:list-style>
    <text:list-style style:name="a514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798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1in" text:min-label-width="0.2in"/>
      </text:list-level-style-number>
      <text:list-level-style-number text:level="6" style:num-format="">
        <style:list-level-properties text:space-before="2.55in" text:min-label-width="0.2in"/>
      </text:list-level-style-number>
      <text:list-level-style-number text:level="7" style:num-format="">
        <style:list-level-properties text:space-before="3.05in" text:min-label-width="0.2in"/>
      </text:list-level-style-number>
      <text:list-level-style-number text:level="8" style:num-format="">
        <style:list-level-properties text:space-before="3.55in" text:min-label-width="0.2in"/>
      </text:list-level-style-number>
      <text:list-level-style-number text:level="9" style:num-format="">
        <style:list-level-properties text:space-before="4.05in" text:min-label-width="0.2in"/>
      </text:list-level-style-number>
    </text:list-style>
    <text:list-style style:name="a517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810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1in" text:min-label-width="0.2in"/>
      </text:list-level-style-number>
      <text:list-level-style-number text:level="6" style:num-format="">
        <style:list-level-properties text:space-before="2.55in" text:min-label-width="0.2in"/>
      </text:list-level-style-number>
      <text:list-level-style-number text:level="7" style:num-format="">
        <style:list-level-properties text:space-before="3.05in" text:min-label-width="0.2in"/>
      </text:list-level-style-number>
      <text:list-level-style-number text:level="8" style:num-format="">
        <style:list-level-properties text:space-before="3.55in" text:min-label-width="0.2in"/>
      </text:list-level-style-number>
      <text:list-level-style-number text:level="9" style:num-format="">
        <style:list-level-properties text:space-before="4.05in" text:min-label-width="0.2in"/>
      </text:list-level-style-number>
    </text:list-style>
    <text:list-style style:name="a565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813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1in" text:min-label-width="0.2in"/>
      </text:list-level-style-number>
      <text:list-level-style-number text:level="6" style:num-format="">
        <style:list-level-properties text:space-before="2.55in" text:min-label-width="0.2in"/>
      </text:list-level-style-number>
      <text:list-level-style-number text:level="7" style:num-format="">
        <style:list-level-properties text:space-before="3.05in" text:min-label-width="0.2in"/>
      </text:list-level-style-number>
      <text:list-level-style-number text:level="8" style:num-format="">
        <style:list-level-properties text:space-before="3.55in" text:min-label-width="0.2in"/>
      </text:list-level-style-number>
      <text:list-level-style-number text:level="9" style:num-format="">
        <style:list-level-properties text:space-before="4.05in" text:min-label-width="0.2in"/>
      </text:list-level-style-number>
    </text:list-style>
    <text:list-style style:name="a568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8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816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1in" text:min-label-width="0.2in"/>
      </text:list-level-style-number>
      <text:list-level-style-number text:level="6" style:num-format="">
        <style:list-level-properties text:space-before="2.55in" text:min-label-width="0.2in"/>
      </text:list-level-style-number>
      <text:list-level-style-number text:level="7" style:num-format="">
        <style:list-level-properties text:space-before="3.05in" text:min-label-width="0.2in"/>
      </text:list-level-style-number>
      <text:list-level-style-number text:level="8" style:num-format="">
        <style:list-level-properties text:space-before="3.55in" text:min-label-width="0.2in"/>
      </text:list-level-style-number>
      <text:list-level-style-number text:level="9" style:num-format="">
        <style:list-level-properties text:space-before="4.05in" text:min-label-width="0.2in"/>
      </text:list-level-style-number>
    </text:list-style>
    <text:list-style style:name="a631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819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1in" text:min-label-width="0.2in"/>
      </text:list-level-style-number>
      <text:list-level-style-number text:level="6" style:num-format="">
        <style:list-level-properties text:space-before="2.55in" text:min-label-width="0.2in"/>
      </text:list-level-style-number>
      <text:list-level-style-number text:level="7" style:num-format="">
        <style:list-level-properties text:space-before="3.05in" text:min-label-width="0.2in"/>
      </text:list-level-style-number>
      <text:list-level-style-number text:level="8" style:num-format="">
        <style:list-level-properties text:space-before="3.55in" text:min-label-width="0.2in"/>
      </text:list-level-style-number>
      <text:list-level-style-number text:level="9" style:num-format="">
        <style:list-level-properties text:space-before="4.05in" text:min-label-width="0.2in"/>
      </text:list-level-style-number>
    </text:list-style>
    <text:list-style style:name="a681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1in" text:min-label-width="0.2in"/>
      </text:list-level-style-number>
      <text:list-level-style-number text:level="6" style:num-format="">
        <style:list-level-properties text:space-before="2.55in" text:min-label-width="0.2in"/>
      </text:list-level-style-number>
      <text:list-level-style-number text:level="7" style:num-format="">
        <style:list-level-properties text:space-before="3.05in" text:min-label-width="0.2in"/>
      </text:list-level-style-number>
      <text:list-level-style-number text:level="8" style:num-format="">
        <style:list-level-properties text:space-before="3.55in" text:min-label-width="0.2in"/>
      </text:list-level-style-number>
      <text:list-level-style-number text:level="9" style:num-format="">
        <style:list-level-properties text:space-before="4.05in" text:min-label-width="0.2in"/>
      </text:list-level-style-number>
    </text:list-style>
    <text:list-style style:name="a634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684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1in" text:min-label-width="0.2in"/>
      </text:list-level-style-number>
      <text:list-level-style-number text:level="6" style:num-format="">
        <style:list-level-properties text:space-before="2.55in" text:min-label-width="0.2in"/>
      </text:list-level-style-number>
      <text:list-level-style-number text:level="7" style:num-format="">
        <style:list-level-properties text:space-before="3.05in" text:min-label-width="0.2in"/>
      </text:list-level-style-number>
      <text:list-level-style-number text:level="8" style:num-format="">
        <style:list-level-properties text:space-before="3.55in" text:min-label-width="0.2in"/>
      </text:list-level-style-number>
      <text:list-level-style-number text:level="9" style:num-format="">
        <style:list-level-properties text:space-before="4.05in" text:min-label-width="0.2in"/>
      </text:list-level-style-number>
    </text:list-style>
    <text:list-style style:name="a637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687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1in" text:min-label-width="0.2in"/>
      </text:list-level-style-number>
      <text:list-level-style-number text:level="6" style:num-format="">
        <style:list-level-properties text:space-before="2.55in" text:min-label-width="0.2in"/>
      </text:list-level-style-number>
      <text:list-level-style-number text:level="7" style:num-format="">
        <style:list-level-properties text:space-before="3.05in" text:min-label-width="0.2in"/>
      </text:list-level-style-number>
      <text:list-level-style-number text:level="8" style:num-format="">
        <style:list-level-properties text:space-before="3.55in" text:min-label-width="0.2in"/>
      </text:list-level-style-number>
      <text:list-level-style-number text:level="9" style:num-format="">
        <style:list-level-properties text:space-before="4.05in" text:min-label-width="0.2in"/>
      </text:list-level-style-number>
    </text:list-style>
    <text:list-style style:name="a980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90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90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90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90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90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90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90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90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90%"/>
      </text:list-level-style-bullet>
    </text:list-style>
    <text:list-style style:name="a9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9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983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702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750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9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986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705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7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520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1in" text:min-label-width="0.2in"/>
      </text:list-level-style-number>
      <text:list-level-style-number text:level="6" style:num-format="">
        <style:list-level-properties text:space-before="2.55in" text:min-label-width="0.2in"/>
      </text:list-level-style-number>
      <text:list-level-style-number text:level="7" style:num-format="">
        <style:list-level-properties text:space-before="3.05in" text:min-label-width="0.2in"/>
      </text:list-level-style-number>
      <text:list-level-style-number text:level="8" style:num-format="">
        <style:list-level-properties text:space-before="3.55in" text:min-label-width="0.2in"/>
      </text:list-level-style-number>
      <text:list-level-style-number text:level="9" style:num-format="">
        <style:list-level-properties text:space-before="4.05in" text:min-label-width="0.2in"/>
      </text:list-level-style-number>
    </text:list-style>
    <text:list-style style:name="a708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7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571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524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1in" text:min-label-width="0.2in"/>
      </text:list-level-style-number>
      <text:list-level-style-number text:level="6" style:num-format="">
        <style:list-level-properties text:space-before="2.55in" text:min-label-width="0.2in"/>
      </text:list-level-style-number>
      <text:list-level-style-number text:level="7" style:num-format="">
        <style:list-level-properties text:space-before="3.05in" text:min-label-width="0.2in"/>
      </text:list-level-style-number>
      <text:list-level-style-number text:level="8" style:num-format="">
        <style:list-level-properties text:space-before="3.55in" text:min-label-width="0.2in"/>
      </text:list-level-style-number>
      <text:list-level-style-number text:level="9" style:num-format="">
        <style:list-level-properties text:space-before="4.05in" text:min-label-width="0.2in"/>
      </text:list-level-style-number>
    </text:list-style>
    <text:list-style style:name="a759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527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1in" text:min-label-width="0.2in"/>
      </text:list-level-style-number>
      <text:list-level-style-number text:level="6" style:num-format="">
        <style:list-level-properties text:space-before="2.55in" text:min-label-width="0.2in"/>
      </text:list-level-style-number>
      <text:list-level-style-number text:level="7" style:num-format="">
        <style:list-level-properties text:space-before="3.05in" text:min-label-width="0.2in"/>
      </text:list-level-style-number>
      <text:list-level-style-number text:level="8" style:num-format="">
        <style:list-level-properties text:space-before="3.55in" text:min-label-width="0.2in"/>
      </text:list-level-style-number>
      <text:list-level-style-number text:level="9" style:num-format="">
        <style:list-level-properties text:space-before="4.05in" text:min-label-width="0.2in"/>
      </text:list-level-style-number>
    </text:list-style>
    <text:list-style style:name="a822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1in" text:min-label-width="0.2in"/>
      </text:list-level-style-number>
      <text:list-level-style-number text:level="6" style:num-format="">
        <style:list-level-properties text:space-before="2.55in" text:min-label-width="0.2in"/>
      </text:list-level-style-number>
      <text:list-level-style-number text:level="7" style:num-format="">
        <style:list-level-properties text:space-before="3.05in" text:min-label-width="0.2in"/>
      </text:list-level-style-number>
      <text:list-level-style-number text:level="8" style:num-format="">
        <style:list-level-properties text:space-before="3.55in" text:min-label-width="0.2in"/>
      </text:list-level-style-number>
      <text:list-level-style-number text:level="9" style:num-format="">
        <style:list-level-properties text:space-before="4.05in" text:min-label-width="0.2in"/>
      </text:list-level-style-number>
    </text:list-style>
    <text:list-style style:name="a8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825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1in" text:min-label-width="0.2in"/>
      </text:list-level-style-number>
      <text:list-level-style-number text:level="6" style:num-format="">
        <style:list-level-properties text:space-before="2.55in" text:min-label-width="0.2in"/>
      </text:list-level-style-number>
      <text:list-level-style-number text:level="7" style:num-format="">
        <style:list-level-properties text:space-before="3.05in" text:min-label-width="0.2in"/>
      </text:list-level-style-number>
      <text:list-level-style-number text:level="8" style:num-format="">
        <style:list-level-properties text:space-before="3.55in" text:min-label-width="0.2in"/>
      </text:list-level-style-number>
      <text:list-level-style-number text:level="9" style:num-format="">
        <style:list-level-properties text:space-before="4.05in" text:min-label-width="0.2in"/>
      </text:list-level-style-number>
    </text:list-style>
    <text:list-style style:name="a873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6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828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1in" text:min-label-width="0.2in"/>
      </text:list-level-style-number>
      <text:list-level-style-number text:level="6" style:num-format="">
        <style:list-level-properties text:space-before="2.55in" text:min-label-width="0.2in"/>
      </text:list-level-style-number>
      <text:list-level-style-number text:level="7" style:num-format="">
        <style:list-level-properties text:space-before="3.05in" text:min-label-width="0.2in"/>
      </text:list-level-style-number>
      <text:list-level-style-number text:level="8" style:num-format="">
        <style:list-level-properties text:space-before="3.55in" text:min-label-width="0.2in"/>
      </text:list-level-style-number>
      <text:list-level-style-number text:level="9" style:num-format="">
        <style:list-level-properties text:space-before="4.05in" text:min-label-width="0.2in"/>
      </text:list-level-style-number>
    </text:list-style>
    <text:list-style style:name="a876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690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1in" text:min-label-width="0.2in"/>
      </text:list-level-style-number>
      <text:list-level-style-number text:level="6" style:num-format="">
        <style:list-level-properties text:space-before="2.55in" text:min-label-width="0.2in"/>
      </text:list-level-style-number>
      <text:list-level-style-number text:level="7" style:num-format="">
        <style:list-level-properties text:space-before="3.05in" text:min-label-width="0.2in"/>
      </text:list-level-style-number>
      <text:list-level-style-number text:level="8" style:num-format="">
        <style:list-level-properties text:space-before="3.55in" text:min-label-width="0.2in"/>
      </text:list-level-style-number>
      <text:list-level-style-number text:level="9" style:num-format="">
        <style:list-level-properties text:space-before="4.05in" text:min-label-width="0.2in"/>
      </text:list-level-style-number>
    </text:list-style>
    <text:list-style style:name="a6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8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693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1in" text:min-label-width="0.2in"/>
      </text:list-level-style-number>
      <text:list-level-style-number text:level="6" style:num-format="">
        <style:list-level-properties text:space-before="2.55in" text:min-label-width="0.2in"/>
      </text:list-level-style-number>
      <text:list-level-style-number text:level="7" style:num-format="">
        <style:list-level-properties text:space-before="3.05in" text:min-label-width="0.2in"/>
      </text:list-level-style-number>
      <text:list-level-style-number text:level="8" style:num-format="">
        <style:list-level-properties text:space-before="3.55in" text:min-label-width="0.2in"/>
      </text:list-level-style-number>
      <text:list-level-style-number text:level="9" style:num-format="">
        <style:list-level-properties text:space-before="4.05in" text:min-label-width="0.2in"/>
      </text:list-level-style-number>
    </text:list-style>
    <text:list-style style:name="a6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460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6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463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466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946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714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1in" text:min-label-width="0.2in"/>
      </text:list-level-style-number>
      <text:list-level-style-number text:level="6" style:num-format="">
        <style:list-level-properties text:space-before="2.55in" text:min-label-width="0.2in"/>
      </text:list-level-style-number>
      <text:list-level-style-number text:level="7" style:num-format="">
        <style:list-level-properties text:space-before="3.05in" text:min-label-width="0.2in"/>
      </text:list-level-style-number>
      <text:list-level-style-number text:level="8" style:num-format="">
        <style:list-level-properties text:space-before="3.55in" text:min-label-width="0.2in"/>
      </text:list-level-style-number>
      <text:list-level-style-number text:level="9" style:num-format="">
        <style:list-level-properties text:space-before="4.05in" text:min-label-width="0.2in"/>
      </text:list-level-style-number>
    </text:list-style>
    <text:list-style style:name="a949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469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7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530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1in" text:min-label-width="0.2in"/>
      </text:list-level-style-number>
      <text:list-level-style-number text:level="6" style:num-format="">
        <style:list-level-properties text:space-before="2.55in" text:min-label-width="0.2in"/>
      </text:list-level-style-number>
      <text:list-level-style-number text:level="7" style:num-format="">
        <style:list-level-properties text:space-before="3.05in" text:min-label-width="0.2in"/>
      </text:list-level-style-number>
      <text:list-level-style-number text:level="8" style:num-format="">
        <style:list-level-properties text:space-before="3.55in" text:min-label-width="0.2in"/>
      </text:list-level-style-number>
      <text:list-level-style-number text:level="9" style:num-format="">
        <style:list-level-properties text:space-before="4.05in" text:min-label-width="0.2in"/>
      </text:list-level-style-number>
    </text:list-style>
    <text:list-style style:name="a7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533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1in" text:min-label-width="0.2in"/>
      </text:list-level-style-number>
      <text:list-level-style-number text:level="6" style:num-format="">
        <style:list-level-properties text:space-before="2.55in" text:min-label-width="0.2in"/>
      </text:list-level-style-number>
      <text:list-level-style-number text:level="7" style:num-format="">
        <style:list-level-properties text:space-before="3.05in" text:min-label-width="0.2in"/>
      </text:list-level-style-number>
      <text:list-level-style-number text:level="8" style:num-format="">
        <style:list-level-properties text:space-before="3.55in" text:min-label-width="0.2in"/>
      </text:list-level-style-number>
      <text:list-level-style-number text:level="9" style:num-format="">
        <style:list-level-properties text:space-before="4.05in" text:min-label-width="0.2in"/>
      </text:list-level-style-number>
    </text:list-style>
    <text:list-style style:name="a768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5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536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1in" text:min-label-width="0.2in"/>
      </text:list-level-style-number>
      <text:list-level-style-number text:level="6" style:num-format="">
        <style:list-level-properties text:space-before="2.55in" text:min-label-width="0.2in"/>
      </text:list-level-style-number>
      <text:list-level-style-number text:level="7" style:num-format="">
        <style:list-level-properties text:space-before="3.05in" text:min-label-width="0.2in"/>
      </text:list-level-style-number>
      <text:list-level-style-number text:level="8" style:num-format="">
        <style:list-level-properties text:space-before="3.55in" text:min-label-width="0.2in"/>
      </text:list-level-style-number>
      <text:list-level-style-number text:level="9" style:num-format="">
        <style:list-level-properties text:space-before="4.05in" text:min-label-width="0.2in"/>
      </text:list-level-style-number>
    </text:list-style>
    <text:list-style style:name="a5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831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1in" text:min-label-width="0.2in"/>
      </text:list-level-style-number>
      <text:list-level-style-number text:level="6" style:num-format="">
        <style:list-level-properties text:space-before="2.55in" text:min-label-width="0.2in"/>
      </text:list-level-style-number>
      <text:list-level-style-number text:level="7" style:num-format="">
        <style:list-level-properties text:space-before="3.05in" text:min-label-width="0.2in"/>
      </text:list-level-style-number>
      <text:list-level-style-number text:level="8" style:num-format="">
        <style:list-level-properties text:space-before="3.55in" text:min-label-width="0.2in"/>
      </text:list-level-style-number>
      <text:list-level-style-number text:level="9" style:num-format="">
        <style:list-level-properties text:space-before="4.05in" text:min-label-width="0.2in"/>
      </text:list-level-style-number>
    </text:list-style>
    <text:list-style style:name="a5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8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8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602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6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8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605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6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9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6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4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9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472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952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9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475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955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721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1in" text:min-label-width="0.2in"/>
      </text:list-level-style-number>
      <text:list-level-style-number text:level="6" style:num-format="">
        <style:list-level-properties text:space-before="2.55in" text:min-label-width="0.2in"/>
      </text:list-level-style-number>
      <text:list-level-style-number text:level="7" style:num-format="">
        <style:list-level-properties text:space-before="3.05in" text:min-label-width="0.2in"/>
      </text:list-level-style-number>
      <text:list-level-style-number text:level="8" style:num-format="">
        <style:list-level-properties text:space-before="3.55in" text:min-label-width="0.2in"/>
      </text:list-level-style-number>
      <text:list-level-style-number text:level="9" style:num-format="">
        <style:list-level-properties text:space-before="4.05in" text:min-label-width="0.2in"/>
      </text:list-level-style-number>
    </text:list-style>
    <text:list-style style:name="a4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9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7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958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7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727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1in" text:min-label-width="0.2in"/>
      </text:list-level-style-number>
      <text:list-level-style-number text:level="6" style:num-format="">
        <style:list-level-properties text:space-before="2.55in" text:min-label-width="0.2in"/>
      </text:list-level-style-number>
      <text:list-level-style-number text:level="7" style:num-format="">
        <style:list-level-properties text:space-before="3.05in" text:min-label-width="0.2in"/>
      </text:list-level-style-number>
      <text:list-level-style-number text:level="8" style:num-format="">
        <style:list-level-properties text:space-before="3.55in" text:min-label-width="0.2in"/>
      </text:list-level-style-number>
      <text:list-level-style-number text:level="9" style:num-format="">
        <style:list-level-properties text:space-before="4.05in" text:min-label-width="0.2in"/>
      </text:list-level-style-number>
    </text:list-style>
    <text:list-style style:name="a777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5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5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841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8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844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8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6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847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614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897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663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1in" text:min-label-width="0.2in"/>
      </text:list-level-style-number>
      <text:list-level-style-number text:level="6" style:num-format="">
        <style:list-level-properties text:space-before="2.55in" text:min-label-width="0.2in"/>
      </text:list-level-style-number>
      <text:list-level-style-number text:level="7" style:num-format="">
        <style:list-level-properties text:space-before="3.05in" text:min-label-width="0.2in"/>
      </text:list-level-style-number>
      <text:list-level-style-number text:level="8" style:num-format="">
        <style:list-level-properties text:space-before="3.55in" text:min-label-width="0.2in"/>
      </text:list-level-style-number>
      <text:list-level-style-number text:level="9" style:num-format="">
        <style:list-level-properties text:space-before="4.05in" text:min-label-width="0.2in"/>
      </text:list-level-style-number>
    </text:list-style>
    <text:list-style style:name="a617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4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666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1in" text:min-label-width="0.2in"/>
      </text:list-level-style-number>
      <text:list-level-style-number text:level="6" style:num-format="">
        <style:list-level-properties text:space-before="2.55in" text:min-label-width="0.2in"/>
      </text:list-level-style-number>
      <text:list-level-style-number text:level="7" style:num-format="">
        <style:list-level-properties text:space-before="3.05in" text:min-label-width="0.2in"/>
      </text:list-level-style-number>
      <text:list-level-style-number text:level="8" style:num-format="">
        <style:list-level-properties text:space-before="3.55in" text:min-label-width="0.2in"/>
      </text:list-level-style-number>
      <text:list-level-style-number text:level="9" style:num-format="">
        <style:list-level-properties text:space-before="4.05in" text:min-label-width="0.2in"/>
      </text:list-level-style-number>
    </text:list-style>
    <text:list-style style:name="a912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481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4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669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1in" text:min-label-width="0.2in"/>
      </text:list-level-style-number>
      <text:list-level-style-number text:level="6" style:num-format="">
        <style:list-level-properties text:space-before="2.55in" text:min-label-width="0.2in"/>
      </text:list-level-style-number>
      <text:list-level-style-number text:level="7" style:num-format="">
        <style:list-level-properties text:space-before="3.05in" text:min-label-width="0.2in"/>
      </text:list-level-style-number>
      <text:list-level-style-number text:level="8" style:num-format="">
        <style:list-level-properties text:space-before="3.55in" text:min-label-width="0.2in"/>
      </text:list-level-style-number>
      <text:list-level-style-number text:level="9" style:num-format="">
        <style:list-level-properties text:space-before="4.05in" text:min-label-width="0.2in"/>
      </text:list-level-style-number>
    </text:list-style>
    <text:list-style style:name="a915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963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4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730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1in" text:min-label-width="0.2in"/>
      </text:list-level-style-number>
      <text:list-level-style-number text:level="6" style:num-format="">
        <style:list-level-properties text:space-before="2.55in" text:min-label-width="0.2in"/>
      </text:list-level-style-number>
      <text:list-level-style-number text:level="7" style:num-format="">
        <style:list-level-properties text:space-before="3.05in" text:min-label-width="0.2in"/>
      </text:list-level-style-number>
      <text:list-level-style-number text:level="8" style:num-format="">
        <style:list-level-properties text:space-before="3.55in" text:min-label-width="0.2in"/>
      </text:list-level-style-number>
      <text:list-level-style-number text:level="9" style:num-format="">
        <style:list-level-properties text:space-before="4.05in" text:min-label-width="0.2in"/>
      </text:list-level-style-number>
    </text:list-style>
    <text:list-style style:name="a7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733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500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503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506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801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1in" text:min-label-width="0.2in"/>
      </text:list-level-style-number>
      <text:list-level-style-number text:level="6" style:num-format="">
        <style:list-level-properties text:space-before="2.55in" text:min-label-width="0.2in"/>
      </text:list-level-style-number>
      <text:list-level-style-number text:level="7" style:num-format="">
        <style:list-level-properties text:space-before="3.05in" text:min-label-width="0.2in"/>
      </text:list-level-style-number>
      <text:list-level-style-number text:level="8" style:num-format="">
        <style:list-level-properties text:space-before="3.55in" text:min-label-width="0.2in"/>
      </text:list-level-style-number>
      <text:list-level-style-number text:level="9" style:num-format="">
        <style:list-level-properties text:space-before="4.05in" text:min-label-width="0.2in"/>
      </text:list-level-style-number>
    </text:list-style>
    <text:list-style style:name="a850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804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1in" text:min-label-width="0.2in"/>
      </text:list-level-style-number>
      <text:list-level-style-number text:level="6" style:num-format="">
        <style:list-level-properties text:space-before="2.55in" text:min-label-width="0.2in"/>
      </text:list-level-style-number>
      <text:list-level-style-number text:level="7" style:num-format="">
        <style:list-level-properties text:space-before="3.05in" text:min-label-width="0.2in"/>
      </text:list-level-style-number>
      <text:list-level-style-number text:level="8" style:num-format="">
        <style:list-level-properties text:space-before="3.55in" text:min-label-width="0.2in"/>
      </text:list-level-style-number>
      <text:list-level-style-number text:level="9" style:num-format="">
        <style:list-level-properties text:space-before="4.05in" text:min-label-width="0.2in"/>
      </text:list-level-style-number>
    </text:list-style>
  </office:automatic-styles>
  <office:body>
    <office:presentation>
      <draw:page draw:name="Slide27" draw:style-name="a411" draw:master-page-name="Master1-Layout1-title-Title-Slide" presentation:presentation-page-layout-name="Master1-PPL1" draw:id="Slide-282">
        <draw:frame draw:id="id91" presentation:style-name="a414" draw:name="Title 3" svg:x="1in" svg:y="1.5in" svg:width="11.44444in" svg:height="2.10764in" presentation:class="title" presentation:placeholder="false">
          <draw:text-box>
            <text:p text:style-name="a413" text:class-names="" text:cond-style-name=""><text:span text:style-name="a412" text:class-names="">Python<text:s text:c="1"/></text:span></text:p>
          </draw:text-box>
          <svg:title/>
          <svg:desc/>
        </draw:frame>
        <draw:frame draw:id="id92" presentation:style-name="a415" draw:name="Subtitle 4" svg:x="1in" svg:y="3.83333in" svg:width="9.33333in" svg:height="1.91667in" presentation:class="subtitle" presentation:placeholder="true">
          <draw:text-box/>
          <svg:title/>
          <svg:desc/>
        </draw:frame>
      </draw:page>
      <draw:page draw:name="Slide16" draw:style-name="a416" draw:master-page-name="Master1-Layout2-obj-Title-and-Content" presentation:presentation-page-layout-name="Master1-PPL2" draw:id="Slide-271">
        <draw:frame draw:id="id93" presentation:style-name="a419" draw:name="Title 1" svg:x="0.66667in" svg:y="0.40861in" svg:width="12in" svg:height="1.08333in" presentation:class="title" presentation:placeholder="false">
          <draw:text-box>
            <text:p text:style-name="a418" text:class-names="" text:cond-style-name=""><text:span text:style-name="a417" text:class-names="">Zen of Python</text:span></text:p>
          </draw:text-box>
          <svg:title/>
          <svg:desc/>
        </draw:frame>
        <draw:frame draw:id="id94" presentation:style-name="a450" draw:name="Rectangle 1" svg:x="1.00758in" svg:y="2.65275in" svg:width="11.65909in" svg:height="3.25888in" presentation:class="outline" presentation:placeholder="false">
          <draw:text-box>
            <text:list text:style-name="a422">
              <text:list-item>
                <text:p text:style-name="a421" text:class-names="" text:cond-style-name=""><text:span text:style-name="a420" text:class-names="">Beautiful is better than ugly.</text:span></text:p>
              </text:list-item>
            </text:list>
            <text:list text:style-name="a425">
              <text:list-item>
                <text:p text:style-name="a424" text:class-names="" text:cond-style-name=""><text:span text:style-name="a423" text:class-names="">Explicit is better than implicit.</text:span></text:p>
              </text:list-item>
            </text:list>
            <text:list text:style-name="a428">
              <text:list-item>
                <text:p text:style-name="a427" text:class-names="" text:cond-style-name=""><text:span text:style-name="a426" text:class-names="">Simple is better than complex.</text:span></text:p>
              </text:list-item>
            </text:list>
            <text:list text:style-name="a431">
              <text:list-item>
                <text:p text:style-name="a430" text:class-names="" text:cond-style-name=""><text:span text:style-name="a429" text:class-names="">Complex is better than complicated.</text:span></text:p>
              </text:list-item>
            </text:list>
            <text:list text:style-name="a434">
              <text:list-item>
                <text:p text:style-name="a433" text:class-names="" text:cond-style-name=""><text:span text:style-name="a432" text:class-names="">Flat is better than nested.</text:span></text:p>
              </text:list-item>
            </text:list>
            <text:list text:style-name="a437">
              <text:list-item>
                <text:p text:style-name="a436" text:class-names="" text:cond-style-name=""><text:span text:style-name="a435" text:class-names="">Sparse is better than dense.</text:span></text:p>
              </text:list-item>
            </text:list>
            <text:list text:style-name="a440">
              <text:list-item>
                <text:p text:style-name="a439" text:class-names="" text:cond-style-name=""><text:span text:style-name="a438" text:class-names="">Readability counts.</text:span></text:p>
              </text:list-item>
            </text:list>
            <text:list text:style-name="a443">
              <text:list-item>
                <text:p text:style-name="a442" text:class-names="" text:cond-style-name=""><text:span text:style-name="a441" text:class-names="">If the implementation is hard to explain, it's a bad idea.</text:span></text:p>
              </text:list-item>
            </text:list>
            <text:list text:style-name="a446">
              <text:list-item>
                <text:p text:style-name="a445" text:class-names="" text:cond-style-name=""><text:span text:style-name="a444" text:class-names="">If the implementation is easy to explain, it may be a good idea.</text:span></text:p>
              </text:list-item>
            </text:list>
            <text:list text:style-name="a449">
              <text:list-item>
                <text:p text:style-name="a448" text:class-names="" text:cond-style-name=""><text:span text:style-name="a447" text:class-names="">Namespaces are one honking great idea -- let's do more of those!</text:span></text:p>
              </text:list-item>
            </text:list>
          </draw:text-box>
          <svg:title/>
          <svg:desc/>
        </draw:frame>
      </draw:page>
      <draw:page draw:name="Slide26" draw:style-name="a451" draw:master-page-name="Master1-Layout2-obj-Title-and-Content" presentation:presentation-page-layout-name="Master1-PPL2" draw:id="Slide-281">
        <draw:frame draw:id="id95" presentation:style-name="a454" draw:name="Title 1" svg:x="0.66667in" svg:y="0.58333in" svg:width="12in" svg:height="1.08333in" presentation:class="title" presentation:placeholder="false">
          <draw:text-box>
            <text:p text:style-name="a453" text:class-names="" text:cond-style-name=""><text:span text:style-name="a452" text:class-names="">What is Python</text:span></text:p>
          </draw:text-box>
          <svg:title/>
          <svg:desc/>
        </draw:frame>
        <draw:frame draw:id="id96" presentation:style-name="a482" draw:name="Content Placeholder 2" svg:x="0.66667in" svg:y="1.75in" svg:width="12in" svg:height="5.33333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Object Orientated Programming Language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REPL<text:s text:c="1"/></text:span></text:p>
              </text:list-item>
            </text:list>
            <text:list text:style-name="a463">
              <text:list-item>
                <text:list text:style-name="a463">
                  <text:list-item>
                    <text:p text:style-name="a462" text:class-names="" text:cond-style-name=""><text:span text:style-name="a461" text:class-names="">Read</text:span></text:p>
                  </text:list-item>
                </text:list>
              </text:list-item>
            </text:list>
            <text:list text:style-name="a466">
              <text:list-item>
                <text:list text:style-name="a466">
                  <text:list-item>
                    <text:p text:style-name="a465" text:class-names="" text:cond-style-name=""><text:span text:style-name="a464" text:class-names="">Evaluate</text:span></text:p>
                  </text:list-item>
                </text:list>
              </text:list-item>
            </text:list>
            <text:list text:style-name="a469">
              <text:list-item>
                <text:list text:style-name="a469">
                  <text:list-item>
                    <text:p text:style-name="a468" text:class-names="" text:cond-style-name=""><text:span text:style-name="a467" text:class-names="">Print</text:span></text:p>
                  </text:list-item>
                </text:list>
              </text:list-item>
            </text:list>
            <text:list text:style-name="a472">
              <text:list-item>
                <text:list text:style-name="a472">
                  <text:list-item>
                    <text:p text:style-name="a471" text:class-names="" text:cond-style-name=""><text:span text:style-name="a470" text:class-names="">Loop</text:span></text:p>
                  </text:list-item>
                </text:list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DataTypes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>Some datatypes are classes (str)</text:span></text:p>
              </text:list-item>
            </text:list>
            <text:list text:style-name="a481">
              <text:list-item>
                <text:p text:style-name="a480" text:class-names="" text:cond-style-name=""><text:span text:style-name="a479" text:class-names="">You can make your own!</text:span></text:p>
              </text:list-item>
            </text:list>
          </draw:text-box>
          <svg:title/>
          <svg:desc/>
        </draw:frame>
      </draw:page>
      <draw:page draw:name="Slide1" draw:style-name="a483" draw:master-page-name="Master1-Layout1-title-Title-Slide" presentation:presentation-page-layout-name="Master1-PPL1" draw:id="Slide-256">
        <draw:frame draw:id="id97" presentation:style-name="a486" draw:name="Title 1" svg:x="1in" svg:y="1.5in" svg:width="11.44444in" svg:height="2.10764in" presentation:class="title" presentation:placeholder="false">
          <draw:text-box>
            <text:p text:style-name="a485" text:class-names="" text:cond-style-name=""><text:span text:style-name="a484" text:class-names="">Functions</text:span></text:p>
          </draw:text-box>
          <svg:title/>
          <svg:desc/>
        </draw:frame>
        <draw:frame draw:id="id98" presentation:style-name="a487" draw:name="Subtitle 2" svg:x="1in" svg:y="3.83333in" svg:width="9.33333in" svg:height="1.91667in" presentation:class="subtitle" presentation:placeholder="true">
          <draw:text-box/>
          <svg:title/>
          <svg:desc/>
        </draw:frame>
      </draw:page>
      <draw:page draw:name="Slide25" draw:style-name="a488" draw:master-page-name="Master1-Layout2-obj-Title-and-Content" presentation:presentation-page-layout-name="Master1-PPL2" draw:id="Slide-280">
        <draw:frame draw:id="id99" presentation:style-name="a491" draw:name="Title 1" svg:x="0.66667in" svg:y="0.58333in" svg:width="12in" svg:height="1.08333in" presentation:class="title" presentation:placeholder="false">
          <draw:text-box>
            <text:p text:style-name="a490" text:class-names="" text:cond-style-name=""><text:span text:style-name="a489" text:class-names="">Variable Scope</text:span></text:p>
          </draw:text-box>
          <svg:title/>
          <svg:desc/>
        </draw:frame>
        <draw:frame draw:id="id100" presentation:style-name="a507" draw:name="Content Placeholder 2" svg:x="0.66667in" svg:y="1.75in" svg:width="12in" svg:height="5.33333in" presentation:class="outline" presentation:placeholder="false">
          <draw:text-box>
            <text:list text:style-name="a494">
              <text:list-item>
                <text:p text:style-name="a493" text:class-names="" text:cond-style-name=""><text:span text:style-name="a492" text:class-names="">A scope is a region of the program, where variables can be declared and referenced.</text:span></text:p>
              </text:list-item>
            </text:list>
            <text:list text:style-name="a497">
              <text:list-item>
                <text:p text:style-name="a496" text:class-names="" text:cond-style-name=""><text:span text:style-name="a495" text:class-names="">One example is: an Inside function block variables named in this area can only be referenced within the function.</text:span></text:p>
              </text:list-item>
            </text:list>
            <text:list text:style-name="a500">
              <text:list-item>
                <text:p text:style-name="a499" text:class-names="" text:cond-style-name=""><text:span text:style-name="a498" text:class-names="">Types of variables</text:span></text:p>
              </text:list-item>
            </text:list>
            <text:list text:style-name="a503">
              <text:list-item>
                <text:list text:style-name="a503">
                  <text:list-item>
                    <text:p text:style-name="a502" text:class-names="" text:cond-style-name=""><text:span text:style-name="a501" text:class-names="">Local variables</text:span></text:p>
                  </text:list-item>
                </text:list>
              </text:list-item>
            </text:list>
            <text:list text:style-name="a506">
              <text:list-item>
                <text:list text:style-name="a506">
                  <text:list-item>
                    <text:p text:style-name="a505" text:class-names="" text:cond-style-name=""><text:span text:style-name="a504" text:class-names="">Global variables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4" draw:style-name="a508" draw:master-page-name="Master1-Layout2-obj-Title-and-Content" presentation:presentation-page-layout-name="Master1-PPL2" draw:id="Slide-269">
        <draw:frame draw:id="id101" presentation:style-name="a511" draw:name="Rectangle 3" svg:x="0.66667in" svg:y="0.58333in" svg:width="12in" svg:height="1.08333in" presentation:class="title" presentation:placeholder="false">
          <draw:text-box>
            <text:p text:style-name="a510" text:class-names="" text:cond-style-name=""><text:span text:style-name="a509" text:class-names="">Function Structure</text:span></text:p>
          </draw:text-box>
          <svg:title/>
          <svg:desc/>
        </draw:frame>
        <draw:frame draw:id="id102" presentation:style-name="a537" draw:name="Rectangle 2" svg:x="1.38636in" svg:y="1.83333in" svg:width="9.7803in" svg:height="5.41667in" presentation:class="outline" presentation:placeholder="false">
          <draw:text-box>
            <text:list text:style-name="a514">
              <text:list-item>
                <text:p text:style-name="a513" text:class-names="" text:cond-style-name=""><text:span text:style-name="a512" text:class-names="">Function is a named sequence of statements that performs a desired operation.<text:s text:c="1"/></text:span></text:p>
              </text:list-item>
            </text:list>
            <text:list text:style-name="a517">
              <text:list-item>
                <text:p text:style-name="a516" text:class-names="" text:cond-style-name=""><text:span text:style-name="a515" text:class-names="">This operation is specified in a function definition.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/></text:p>
              </text:list-item>
            </text:list>
            <text:list text:style-name="a524">
              <text:list-item>
                <text:p text:style-name="a523" text:class-names="" text:cond-style-name=""><text:span text:style-name="a521" text:class-names="">def</text:span><text:span text:style-name="a522" text:class-names=""><text:tab/>add_the_values(parameter1,parameter2,…):</text:span></text:p>
              </text:list-item>
            </text:list>
            <text:list text:style-name="a527">
              <text:list-item>
                <text:p text:style-name="a526" text:class-names="" text:cond-style-name=""><text:span text:style-name="a525" text:class-names=""><text:tab/><text:tab/>'''Function documentation'''<text:tab/><text:tab/>statement1</text:span></text:p>
              </text:list-item>
            </text:list>
            <text:list text:style-name="a530">
              <text:list-item>
                <text:p text:style-name="a529" text:class-names="" text:cond-style-name=""><text:span text:style-name="a528" text:class-names=""><text:tab/><text:tab/>statement2</text:span></text:p>
              </text:list-item>
            </text:list>
            <text:list text:style-name="a533">
              <text:list-item>
                <text:p text:style-name="a532" text:class-names="" text:cond-style-name=""><text:span text:style-name="a531" text:class-names=""><text:tab/><text:tab/>return</text:span></text:p>
              </text:list-item>
            </text:list>
            <text:list text:style-name="a536">
              <text:list-item>
                <text:p text:style-name="a535" text:class-names="" text:cond-style-name=""><text:span text:style-name="a534" text:class-names=""/></text:p>
              </text:list-item>
            </text:list>
          </draw:text-box>
          <svg:title/>
          <svg:desc/>
        </draw:frame>
        <draw:frame draw:id="id103" draw:style-name="a540" draw:name="TextBox 1" svg:x="1.22101in" svg:y="3.76478in" svg:width="1.08333in" svg:height="0.33659in">
          <draw:text-box>
            <text:p text:style-name="a539" text:class-names="" text:cond-style-name=""><text:span text:style-name="a538" text:class-names="">keyword</text:span></text:p>
          </draw:text-box>
          <svg:title/>
          <svg:desc/>
        </draw:frame>
        <draw:frame draw:id="id104" draw:style-name="a543" draw:name="TextBox 4" svg:x="2.77273in" svg:y="3.76478in" svg:width="1.97101in" svg:height="0.33659in">
          <draw:text-box>
            <text:p text:style-name="a542" text:class-names="" text:cond-style-name=""><text:span text:style-name="a541" text:class-names="">Function_name</text:span></text:p>
          </draw:text-box>
          <svg:title/>
          <svg:desc/>
        </draw:frame>
        <draw:frame draw:id="id105" draw:style-name="a546" draw:name="TextBox 5" svg:x="6.66667in" svg:y="3.76478in" svg:width="1.97101in" svg:height="0.33659in">
          <draw:text-box>
            <text:p text:style-name="a545" text:class-names="" text:cond-style-name=""><text:span text:style-name="a544" text:class-names="">Variable names</text:span></text:p>
          </draw:text-box>
          <svg:title/>
          <svg:desc/>
        </draw:frame>
        <draw:frame draw:id="id106" draw:style-name="a549" draw:name="TextBox 6" svg:x="2.55128in" svg:y="6.42842in" svg:width="1.97101in" svg:height="0.33659in">
          <draw:text-box>
            <text:p text:style-name="a548" text:class-names="" text:cond-style-name=""><text:span text:style-name="a547" text:class-names="">Return is optional</text:span></text:p>
          </draw:text-box>
          <svg:title/>
          <svg:desc/>
        </draw:frame>
        <draw:frame draw:id="id107" draw:style-name="a552" draw:name="TextBox 7" svg:x="7.79762in" svg:y="4.64998in" svg:width="1.97101in" svg:height="0.33659in">
          <draw:text-box>
            <text:p text:style-name="a551" text:class-names="" text:cond-style-name=""><text:span text:style-name="a550" text:class-names="">Doc String</text:span></text:p>
          </draw:text-box>
          <svg:title/>
          <svg:desc/>
        </draw:frame>
      </draw:page>
      <draw:page draw:name="Slide15" draw:style-name="a553" draw:master-page-name="Master1-Layout2-obj-Title-and-Content" presentation:presentation-page-layout-name="Master1-PPL2" draw:id="Slide-270">
        <draw:frame draw:id="id108" presentation:style-name="a556" draw:name="Title 1" svg:x="0.66667in" svg:y="0.58333in" svg:width="12in" svg:height="1.08333in" presentation:class="title" presentation:placeholder="false">
          <draw:text-box>
            <text:p text:style-name="a555" text:class-names="" text:cond-style-name=""><text:span text:style-name="a554" text:class-names="">Function</text:span></text:p>
          </draw:text-box>
          <svg:title/>
          <svg:desc/>
        </draw:frame>
        <draw:frame draw:id="id109" presentation:style-name="a575" draw:name="Content Placeholder 2" svg:x="0.66667in" svg:y="1.75in" svg:width="12in" svg:height="5.33333in" presentation:class="outline" presentation:placeholder="false">
          <draw:text-box>
            <text:list text:style-name="a559">
              <text:list-item>
                <text:p text:style-name="a558" text:class-names="" text:cond-style-name=""><text:span text:style-name="a557" text:class-names="">Function is an organized block of reusable code that performs an action.</text:span></text:p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>Keep your actions small.</text:span></text:p>
              </text:list-item>
            </text:list>
            <text:list text:style-name="a565">
              <text:list-item>
                <text:list text:style-name="a565">
                  <text:list-item>
                    <text:p text:style-name="a564" text:class-names="" text:cond-style-name=""><text:span text:style-name="a563" text:class-names="">3-5 statements</text:span></text:p>
                  </text:list-item>
                </text:list>
              </text:list-item>
            </text:list>
            <text:list text:style-name="a568">
              <text:list-item>
                <text:p text:style-name="a567" text:class-names="" text:cond-style-name=""><text:span text:style-name="a566" text:class-names="">Small actions provide more flexibility to your code and decreases the amount of code you write.</text:span></text:p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/></text:p>
              </text:list-item>
            </text:list>
            <text:list text:style-name="a574">
              <text:list-item>
                <text:p text:style-name="a573" text:class-names="" text:cond-style-name=""><text:span text:style-name="a572" text:class-names="">Code that isn’t written can’t cause errors.</text:span></text:p>
              </text:list-item>
            </text:list>
          </draw:text-box>
          <svg:title/>
          <svg:desc/>
        </draw:frame>
      </draw:page>
      <draw:page draw:name="Slide28" draw:style-name="a576" draw:master-page-name="Master1-Layout2-obj-Title-and-Content" presentation:presentation-page-layout-name="Master1-PPL2" draw:id="Slide-283">
        <draw:frame draw:id="id110" presentation:style-name="a579" draw:name="Title 1" svg:x="0.66667in" svg:y="0.58333in" svg:width="12in" svg:height="1.08333in" presentation:class="title" presentation:placeholder="false">
          <draw:text-box>
            <text:p text:style-name="a578" text:class-names="" text:cond-style-name=""><text:span text:style-name="a577" text:class-names="">Write your first function</text:span></text:p>
          </draw:text-box>
          <svg:title/>
          <svg:desc/>
        </draw:frame>
        <draw:frame draw:id="id111" presentation:style-name="a595" draw:name="Content Placeholder 2" svg:x="0.66667in" svg:y="1.75in" svg:width="12in" svg:height="5.33333in" presentation:class="outline" presentation:placeholder="false">
          <draw:text-box>
            <text:list text:style-name="a582">
              <text:list-item>
                <text:p text:style-name="a581" text:class-names="" text:cond-style-name=""><text:span text:style-name="a580" text:class-names="">def myFunction():</text:span></text:p>
              </text:list-item>
            </text:list>
            <text:list text:style-name="a585">
              <text:list-item>
                <text:p text:style-name="a584" text:class-names="" text:cond-style-name=""><text:span text:style-name="a583" text:class-names=""><text:tab/>print("Hello")</text:span></text:p>
              </text:list-item>
            </text:list>
            <text:list text:style-name="a588">
              <text:list-item>
                <text:p text:style-name="a587" text:class-names="" text:cond-style-name=""><text:span text:style-name="a586" text:class-names=""/></text:p>
              </text:list-item>
            </text:list>
            <text:list text:style-name="a591">
              <text:list-item>
                <text:p text:style-name="a590" text:class-names="" text:cond-style-name=""><text:span text:style-name="a589" text:class-names=""/></text:p>
              </text:list-item>
            </text:list>
            <text:list text:style-name="a594">
              <text:list-item>
                <text:p text:style-name="a593" text:class-names="" text:cond-style-name=""><text:span text:style-name="a592" text:class-names="">myFunction()</text:span></text:p>
              </text:list-item>
            </text:list>
          </draw:text-box>
          <svg:title/>
          <svg:desc/>
        </draw:frame>
      </draw:page>
      <draw:page draw:name="Slide29" draw:style-name="a596" draw:master-page-name="Master1-Layout2-obj-Title-and-Content" presentation:presentation-page-layout-name="Master1-PPL2" draw:id="Slide-284">
        <draw:frame draw:id="id112" presentation:style-name="a599" draw:name="Title 1" svg:x="0.66667in" svg:y="0.58333in" svg:width="12in" svg:height="1.08333in" presentation:class="title" presentation:placeholder="false">
          <draw:text-box>
            <text:p text:style-name="a598" text:class-names="" text:cond-style-name=""><text:span text:style-name="a597" text:class-names="">How functions work</text:span></text:p>
          </draw:text-box>
          <svg:title/>
          <svg:desc/>
        </draw:frame>
        <draw:frame draw:id="id113" presentation:style-name="a624" draw:name="Content Placeholder 2" svg:x="0.66667in" svg:y="1.75in" svg:width="12in" svg:height="5.33333in" presentation:class="outline" presentation:placeholder="false">
          <draw:text-box>
            <text:list text:style-name="a602">
              <text:list-item>
                <text:p text:style-name="a601" text:class-names="" text:cond-style-name=""><text:span text:style-name="a600" text:class-names="">Once a function is defined python the code is loaded in memory</text:span></text:p>
              </text:list-item>
            </text:list>
            <text:list text:style-name="a605">
              <text:list-item>
                <text:p text:style-name="a604" text:class-names="" text:cond-style-name=""><text:span text:style-name="a603" text:class-names=""/></text:p>
              </text:list-item>
            </text:list>
            <text:list text:style-name="a608">
              <text:list-item>
                <text:p text:style-name="a607" text:class-names="" text:cond-style-name=""><text:span text:style-name="a606" text:class-names="">def myFunction():</text:span></text:p>
              </text:list-item>
            </text:list>
            <text:list text:style-name="a611">
              <text:list-item>
                <text:p text:style-name="a610" text:class-names="" text:cond-style-name=""><text:span text:style-name="a609" text:class-names=""><text:tab/>print("Hello")</text:span></text:p>
              </text:list-item>
            </text:list>
            <text:list text:style-name="a614">
              <text:list-item>
                <text:p text:style-name="a613" text:class-names="" text:cond-style-name=""><text:span text:style-name="a612" text:class-names=""/></text:p>
              </text:list-item>
            </text:list>
            <text:list text:style-name="a617">
              <text:list-item>
                <text:p text:style-name="a616" text:class-names="" text:cond-style-name=""><text:span text:style-name="a615" text:class-names="">Where is your function?</text:span></text:p>
              </text:list-item>
            </text:list>
            <text:list text:style-name="a620">
              <text:list-item>
                <text:p text:style-name="a619" text:class-names="" text:cond-style-name=""><text:span text:style-name="a618" text:class-names="">locals()</text:span></text:p>
              </text:list-item>
            </text:list>
            <text:list text:style-name="a623">
              <text:list-item>
                <text:p text:style-name="a622" text:class-names="" text:cond-style-name=""><text:span text:style-name="a621" text:class-names="">{'myFunction': &lt;function myFunction at 0x0000000002E21C88&gt;, '__builtins__': &lt;module '__builtin__' (built-in)&gt;, '__package__': None, '__name__': '__main__', '__doc__': None}</text:span></text:p>
              </text:list-item>
            </text:list>
          </draw:text-box>
          <svg:title/>
          <svg:desc/>
        </draw:frame>
      </draw:page>
      <draw:page draw:name="Slide30" draw:style-name="a625" draw:master-page-name="Master1-Layout2-obj-Title-and-Content" presentation:presentation-page-layout-name="Master1-PPL2" draw:id="Slide-285">
        <draw:frame draw:id="id114" presentation:style-name="a628" draw:name="Title 1" svg:x="0.66667in" svg:y="0.58333in" svg:width="12in" svg:height="1.08333in" presentation:class="title" presentation:placeholder="false">
          <draw:text-box>
            <text:p text:style-name="a627" text:class-names="" text:cond-style-name=""><text:span text:style-name="a626" text:class-names="">How functions work</text:span></text:p>
          </draw:text-box>
          <svg:title/>
          <svg:desc/>
        </draw:frame>
        <draw:frame draw:id="id115" presentation:style-name="a656" draw:name="Content Placeholder 2" svg:x="0.66667in" svg:y="1.75in" svg:width="12in" svg:height="5.33333in" presentation:class="outline" presentation:placeholder="false">
          <draw:text-box>
            <text:list text:style-name="a631">
              <text:list-item>
                <text:p text:style-name="a630" text:class-names="" text:cond-style-name=""><text:span text:style-name="a629" text:class-names="">In order to see the result of your function you must call it.</text:span></text:p>
              </text:list-item>
            </text:list>
            <text:list text:style-name="a634">
              <text:list-item>
                <text:p text:style-name="a633" text:class-names="" text:cond-style-name=""><text:span text:style-name="a632" text:class-names="">Calling the function means you type into the terminal the function name with the parameters as a tuple</text:span></text:p>
              </text:list-item>
            </text:list>
            <text:list text:style-name="a637">
              <text:list-item>
                <text:p text:style-name="a636" text:class-names="" text:cond-style-name=""><text:span text:style-name="a635" text:class-names=""/></text:p>
              </text:list-item>
            </text:list>
            <text:list text:style-name="a640">
              <text:list-item>
                <text:p text:style-name="a639" text:class-names="" text:cond-style-name=""><text:span text:style-name="a638" text:class-names="">def myFunction():</text:span></text:p>
              </text:list-item>
            </text:list>
            <text:list text:style-name="a643">
              <text:list-item>
                <text:p text:style-name="a642" text:class-names="" text:cond-style-name=""><text:span text:style-name="a641" text:class-names=""><text:tab/>print("Hello")</text:span></text:p>
              </text:list-item>
            </text:list>
            <text:list text:style-name="a646">
              <text:list-item>
                <text:p text:style-name="a645" text:class-names="" text:cond-style-name=""><text:span text:style-name="a644" text:class-names=""/></text:p>
              </text:list-item>
            </text:list>
            <text:list text:style-name="a649">
              <text:list-item>
                <text:p text:style-name="a648" text:class-names="" text:cond-style-name=""><text:span text:style-name="a647" text:class-names="">myFunction()</text:span></text:p>
              </text:list-item>
            </text:list>
            <text:list text:style-name="a652">
              <text:list-item>
                <text:p text:style-name="a651" text:class-names="" text:cond-style-name=""><text:span text:style-name="a650" text:class-names="">Hello</text:span></text:p>
              </text:list-item>
            </text:list>
            <text:list text:style-name="a655">
              <text:list-item>
                <text:p text:style-name="a654" text:class-names="" text:cond-style-name=""><text:span text:style-name="a653" text:class-names=""/></text:p>
              </text:list-item>
            </text:list>
          </draw:text-box>
          <svg:title/>
          <svg:desc/>
        </draw:frame>
      </draw:page>
      <draw:page draw:name="Slide31" draw:style-name="a657" draw:master-page-name="Master1-Layout2-obj-Title-and-Content" presentation:presentation-page-layout-name="Master1-PPL2" draw:id="Slide-286">
        <draw:frame draw:id="id116" presentation:style-name="a660" draw:name="Rectangle 2" svg:x="0.66667in" svg:y="0.58333in" svg:width="12in" svg:height="1.08333in" presentation:class="title" presentation:placeholder="false">
          <draw:text-box>
            <text:p text:style-name="a659" text:class-names="" text:cond-style-name=""><text:span text:style-name="a658" text:class-names="">Write a function and call it</text:span></text:p>
          </draw:text-box>
          <svg:title/>
          <svg:desc/>
        </draw:frame>
        <draw:frame draw:id="id117" presentation:style-name="a694" draw:name="Rectangle 3" svg:x="0.66667in" svg:y="1.75in" svg:width="12in" svg:height="5.33333in" presentation:class="outline" presentation:placeholder="false">
          <draw:text-box>
            <text:list text:style-name="a663">
              <text:list-item>
                <text:p text:style-name="a662" text:class-names="" text:cond-style-name=""><text:span text:style-name="a661" text:class-names="">&gt;&gt;&gt; def printYears():</text:span></text:p>
              </text:list-item>
            </text:list>
            <text:list text:style-name="a666">
              <text:list-item>
                <text:p text:style-name="a665" text:class-names="" text:cond-style-name=""><text:span text:style-name="a664" text:class-names="">... <text:tab/>yrs = range(1980,2005,5)</text:span></text:p>
              </text:list-item>
            </text:list>
            <text:list text:style-name="a669">
              <text:list-item>
                <text:p text:style-name="a668" text:class-names="" text:cond-style-name=""><text:span text:style-name="a667" text:class-names="">... <text:tab/>for yr in yrs:</text:span></text:p>
              </text:list-item>
            </text:list>
            <text:list text:style-name="a672">
              <text:list-item>
                <text:p text:style-name="a671" text:class-names="" text:cond-style-name=""><text:span text:style-name="a670" text:class-names="">... <text:tab/><text:tab/>print yr</text:span></text:p>
              </text:list-item>
            </text:list>
            <text:list text:style-name="a675">
              <text:list-item>
                <text:p text:style-name="a674" text:class-names="" text:cond-style-name=""><text:span text:style-name="a673" text:class-names="">... <text:tab/><text:tab/></text:span></text:p>
              </text:list-item>
            </text:list>
            <text:list text:style-name="a678">
              <text:list-item>
                <text:p text:style-name="a677" text:class-names="" text:cond-style-name=""><text:span text:style-name="a676" text:class-names="">&gt;&gt;&gt; printYears()</text:span></text:p>
              </text:list-item>
            </text:list>
            <text:list text:style-name="a681">
              <text:list-item>
                <text:p text:style-name="a680" text:class-names="" text:cond-style-name=""><text:span text:style-name="a679" text:class-names="">1980</text:span></text:p>
              </text:list-item>
            </text:list>
            <text:list text:style-name="a684">
              <text:list-item>
                <text:p text:style-name="a683" text:class-names="" text:cond-style-name=""><text:span text:style-name="a682" text:class-names="">1985</text:span></text:p>
              </text:list-item>
            </text:list>
            <text:list text:style-name="a687">
              <text:list-item>
                <text:p text:style-name="a686" text:class-names="" text:cond-style-name=""><text:span text:style-name="a685" text:class-names="">1990</text:span></text:p>
              </text:list-item>
            </text:list>
            <text:list text:style-name="a690">
              <text:list-item>
                <text:p text:style-name="a689" text:class-names="" text:cond-style-name=""><text:span text:style-name="a688" text:class-names="">1995</text:span></text:p>
              </text:list-item>
            </text:list>
            <text:list text:style-name="a693">
              <text:list-item>
                <text:p text:style-name="a692" text:class-names="" text:cond-style-name=""><text:span text:style-name="a691" text:class-names="">2000</text:span></text:p>
              </text:list-item>
            </text:list>
          </draw:text-box>
          <svg:title/>
          <svg:desc/>
        </draw:frame>
      </draw:page>
      <draw:page draw:name="Slide32" draw:style-name="a695" draw:master-page-name="Master1-Layout2-obj-Title-and-Content" presentation:presentation-page-layout-name="Master1-PPL2" draw:id="Slide-287">
        <draw:frame draw:id="id118" presentation:style-name="a699" draw:name="Title 1" svg:x="0.66667in" svg:y="0.58333in" svg:width="12in" svg:height="1.08333in" presentation:class="title" presentation:placeholder="false">
          <draw:text-box>
            <text:p text:style-name="a698" text:class-names="" text:cond-style-name=""><text:span text:style-name="a696" text:class-names="">Functions can have parameters</text:span><text:span text:style-name="a697" text:class-names=""/></text:p>
          </draw:text-box>
          <svg:title/>
          <svg:desc/>
        </draw:frame>
        <draw:frame draw:id="id119" presentation:style-name="a734" draw:name="Content Placeholder 2" svg:x="0.66667in" svg:y="1.75in" svg:width="12in" svg:height="5.33333in" presentation:class="outline" presentation:placeholder="false">
          <draw:text-box>
            <text:list text:style-name="a702">
              <text:list-item>
                <text:p text:style-name="a701" text:class-names="" text:cond-style-name=""><text:span text:style-name="a700" text:class-names="">A parameter is variable that only exists for the life of the loop.</text:span></text:p>
              </text:list-item>
            </text:list>
            <text:list text:style-name="a705">
              <text:list-item>
                <text:p text:style-name="a704" text:class-names="" text:cond-style-name=""><text:span text:style-name="a703" text:class-names="">The type of the variable is defined by how you call it</text:span></text:p>
              </text:list-item>
            </text:list>
            <text:list text:style-name="a708">
              <text:list-item>
                <text:p text:style-name="a707" text:class-names="" text:cond-style-name=""><text:span text:style-name="a706" text:class-names=""/></text:p>
              </text:list-item>
            </text:list>
            <text:list text:style-name="a714">
              <text:list-item>
                <text:p text:style-name="a713" text:class-names="" text:cond-style-name=""><text:span text:style-name="a709" text:class-names="">def<text:s text:c="1"/></text:span><text:span text:style-name="a710" text:class-names="">printMyYears</text:span><text:span text:style-name="a711" text:class-names="">(stop</text:span><text:span text:style-name="a712" text:class-names="">):</text:span></text:p>
              </text:list-item>
            </text:list>
            <text:list text:style-name="a721">
              <text:list-item>
                <text:p text:style-name="a720" text:class-names="" text:cond-style-name=""><text:span text:style-name="a715" text:class-names=""><text:s text:c="4"/></text:span><text:span text:style-name="a716" text:class-names="">for<text:s text:c="1"/></text:span><text:span text:style-name="a717" text:class-names="">yr</text:span><text:span text:style-name="a718" text:class-names=""><text:s text:c="1"/>in range(stop</text:span><text:span text:style-name="a719" text:class-names="">):</text:span></text:p>
              </text:list-item>
            </text:list>
            <text:list text:style-name="a727">
              <text:list-item>
                <text:p text:style-name="a726" text:class-names="" text:cond-style-name=""><text:span text:style-name="a722" text:class-names=""><text:s text:c="4"/></text:span><text:span text:style-name="a723" text:class-names=""><text:s text:c="4"/>print<text:s text:c="1"/></text:span><text:span text:style-name="a724" text:class-names="">yr</text:span><text:span text:style-name="a725" text:class-names=""/></text:p>
              </text:list-item>
            </text:list>
            <text:list text:style-name="a730">
              <text:list-item>
                <text:p text:style-name="a729" text:class-names="" text:cond-style-name=""><text:span text:style-name="a728" text:class-names=""><text:tab/></text:span></text:p>
              </text:list-item>
            </text:list>
            <text:list text:style-name="a733">
              <text:list-item>
                <text:p text:style-name="a732" text:class-names="" text:cond-style-name=""><text:span text:style-name="a731" text:class-names=""/></text:p>
              </text:list-item>
            </text:list>
          </draw:text-box>
          <svg:title/>
          <svg:desc/>
        </draw:frame>
      </draw:page>
      <draw:page draw:name="Slide33" draw:style-name="a735" draw:master-page-name="Master1-Layout2-obj-Title-and-Content" presentation:presentation-page-layout-name="Master1-PPL2" draw:id="Slide-288">
        <draw:frame draw:id="id120" presentation:style-name="a738" draw:name="Title 1" svg:x="0.66667in" svg:y="0.58333in" svg:width="12in" svg:height="1.08333in" presentation:class="title" presentation:placeholder="false">
          <draw:text-box>
            <text:p text:style-name="a737" text:class-names="" text:cond-style-name=""><text:span text:style-name="a736" text:class-names="">Code It!</text:span></text:p>
          </draw:text-box>
          <svg:title/>
          <svg:desc/>
        </draw:frame>
        <draw:frame draw:id="id121" presentation:style-name="a781" draw:name="Content Placeholder 2" svg:x="0.66667in" svg:y="1.75in" svg:width="12in" svg:height="5.33333in" presentation:class="outline" presentation:placeholder="false">
          <draw:text-box>
            <text:list text:style-name="a741">
              <text:list-item>
                <text:p text:style-name="a740" text:class-names="" text:cond-style-name=""><text:span text:style-name="a739" text:class-names="">Call the function with an integer</text:span></text:p>
              </text:list-item>
            </text:list>
            <text:list text:style-name="a744">
              <text:list-item>
                <text:list text:style-name="a744">
                  <text:list-item>
                    <text:p text:style-name="a743" text:class-names="" text:cond-style-name=""><text:span text:style-name="a742" text:class-names="">printMyYears(20)</text:span></text:p>
                  </text:list-item>
                </text:list>
              </text:list-item>
            </text:list>
            <text:list text:style-name="a747">
              <text:list-item>
                <text:list text:style-name="a747">
                  <text:list-item>
                    <text:p text:style-name="a746" text:class-names="" text:cond-style-name=""><text:span text:style-name="a745" text:class-names=""/></text:p>
                  </text:list-item>
                </text:list>
              </text:list-item>
            </text:list>
            <text:list text:style-name="a750">
              <text:list-item>
                <text:p text:style-name="a749" text:class-names="" text:cond-style-name=""><text:span text:style-name="a748" text:class-names="">Call the function with a decimal<text:s text:c="1"/></text:span></text:p>
              </text:list-item>
            </text:list>
            <text:list text:style-name="a753">
              <text:list-item>
                <text:list text:style-name="a753">
                  <text:list-item>
                    <text:p text:style-name="a752" text:class-names="" text:cond-style-name=""><text:span text:style-name="a751" text:class-names="">printMyYears(20.0)</text:span></text:p>
                  </text:list-item>
                </text:list>
              </text:list-item>
            </text:list>
            <text:list text:style-name="a756">
              <text:list-item>
                <text:list text:style-name="a756">
                  <text:list-item>
                    <text:p text:style-name="a755" text:class-names="" text:cond-style-name=""><text:span text:style-name="a754" text:class-names=""/></text:p>
                  </text:list-item>
                </text:list>
              </text:list-item>
            </text:list>
            <text:list text:style-name="a759">
              <text:list-item>
                <text:p text:style-name="a758" text:class-names="" text:cond-style-name=""><text:span text:style-name="a757" text:class-names="">Call the function with a string</text:span></text:p>
              </text:list-item>
            </text:list>
            <text:list text:style-name="a762">
              <text:list-item>
                <text:list text:style-name="a762">
                  <text:list-item>
                    <text:p text:style-name="a761" text:class-names="" text:cond-style-name=""><text:span text:style-name="a760" text:class-names="">printMyYears(“20”)</text:span></text:p>
                  </text:list-item>
                </text:list>
              </text:list-item>
            </text:list>
            <text:list text:style-name="a765">
              <text:list-item>
                <text:list text:style-name="a765">
                  <text:list-item>
                    <text:p text:style-name="a764" text:class-names="" text:cond-style-name=""><text:span text:style-name="a763" text:class-names=""/></text:p>
                  </text:list-item>
                </text:list>
              </text:list-item>
            </text:list>
            <text:list text:style-name="a768">
              <text:list-item>
                <text:p text:style-name="a767" text:class-names="" text:cond-style-name=""><text:span text:style-name="a766" text:class-names="">Is the variable yr in local()?</text:span></text:p>
              </text:list-item>
            </text:list>
            <text:list text:style-name="a771">
              <text:list-item>
                <text:list text:style-name="a771">
                  <text:list-item>
                    <text:p text:style-name="a770" text:class-names="" text:cond-style-name=""><text:span text:style-name="a769" text:class-names="">local()</text:span></text:p>
                  </text:list-item>
                </text:list>
              </text:list-item>
            </text:list>
            <text:list text:style-name="a774">
              <text:list-item>
                <text:list text:style-name="a774">
                  <text:list-item>
                    <text:p text:style-name="a773" text:class-names="" text:cond-style-name=""><text:span text:style-name="a772" text:class-names=""/></text:p>
                  </text:list-item>
                </text:list>
              </text:list-item>
            </text:list>
            <text:list text:style-name="a777">
              <text:list-item>
                <text:p text:style-name="a776" text:class-names="" text:cond-style-name=""><text:span text:style-name="a775" text:class-names=""/></text:p>
              </text:list-item>
            </text:list>
            <text:list text:style-name="a780">
              <text:list-item>
                <text:p text:style-name="a779" text:class-names="" text:cond-style-name=""><text:span text:style-name="a778" text:class-names=""/></text:p>
              </text:list-item>
            </text:list>
          </draw:text-box>
          <svg:title/>
          <svg:desc/>
        </draw:frame>
      </draw:page>
      <draw:page draw:name="Slide34" draw:style-name="a782" draw:master-page-name="Master1-Layout2-obj-Title-and-Content" presentation:presentation-page-layout-name="Master1-PPL2" draw:id="Slide-289">
        <draw:frame draw:id="id122" draw:style-name="a785" draw:name="Text Box 2" svg:x="2.33333in" svg:y="4.58333in" svg:width="0.20139in" svg:height="0.40104in">
          <draw:text-box>
            <text:p text:style-name="a784" text:class-names="" text:cond-style-name=""><text:span text:style-name="a783" text:class-names=""/></text:p>
          </draw:text-box>
          <svg:title/>
          <svg:desc/>
        </draw:frame>
        <draw:frame draw:id="id123" presentation:style-name="a788" draw:name="Rectangle 3" svg:x="0.66667in" svg:y="0.58333in" svg:width="12in" svg:height="1.08333in" presentation:class="title" presentation:placeholder="false">
          <draw:text-box>
            <text:p text:style-name="a787" text:class-names="" text:cond-style-name=""><text:span text:style-name="a786" text:class-names="">Functions can have multiple parameters</text:span></text:p>
          </draw:text-box>
          <svg:title/>
          <svg:desc/>
        </draw:frame>
        <draw:frame draw:id="id124" presentation:style-name="a832" draw:name="Rectangle 4" svg:x="2.79167in" svg:y="1.66667in" svg:width="7.875in" svg:height="5.5in" presentation:class="outline" presentation:placeholder="false">
          <draw:text-box>
            <text:list text:style-name="a791">
              <text:list-item>
                <text:p text:style-name="a790" text:class-names="" text:cond-style-name=""><text:span text:style-name="a789" text:class-names="">Functions with parameters</text:span></text:p>
              </text:list-item>
            </text:list>
            <text:list text:style-name="a795">
              <text:list-item>
                <text:p text:style-name="a794" text:class-names="" text:cond-style-name=""><text:span text:style-name="a792" text:class-names="">&gt;&gt;&gt; def printMyYears(start, stop,<text:s text:c="1"/></text:span><text:span text:style-name="a793" text:class-names="">step=1):</text:span></text:p>
              </text:list-item>
            </text:list>
            <text:list text:style-name="a798">
              <text:list-item>
                <text:p text:style-name="a797" text:class-names="" text:cond-style-name=""><text:span text:style-name="a796" text:class-names="">... <text:tab/><text:tab/>yrs = range(start, stop + 1, step)</text:span></text:p>
              </text:list-item>
            </text:list>
            <text:list text:style-name="a801">
              <text:list-item>
                <text:p text:style-name="a800" text:class-names="" text:cond-style-name=""><text:span text:style-name="a799" text:class-names="">... <text:tab/><text:tab/>for yr in yrs:</text:span></text:p>
              </text:list-item>
            </text:list>
            <text:list text:style-name="a804">
              <text:list-item>
                <text:p text:style-name="a803" text:class-names="" text:cond-style-name=""><text:span text:style-name="a802" text:class-names="">... <text:tab/><text:tab/><text:tab/>print yr</text:span></text:p>
              </text:list-item>
            </text:list>
            <text:list text:style-name="a807">
              <text:list-item>
                <text:p text:style-name="a806" text:class-names="" text:cond-style-name=""><text:span text:style-name="a805" text:class-names="">... <text:tab/><text:tab/></text:span></text:p>
              </text:list-item>
            </text:list>
            <text:list text:style-name="a810">
              <text:list-item>
                <text:p text:style-name="a809" text:class-names="" text:cond-style-name=""><text:span text:style-name="a808" text:class-names="">&gt;&gt;&gt; printMyYears(1920,1926)</text:span></text:p>
              </text:list-item>
            </text:list>
            <text:list text:style-name="a813">
              <text:list-item>
                <text:p text:style-name="a812" text:class-names="" text:cond-style-name=""><text:span text:style-name="a811" text:class-names="">1920</text:span></text:p>
              </text:list-item>
            </text:list>
            <text:list text:style-name="a816">
              <text:list-item>
                <text:p text:style-name="a815" text:class-names="" text:cond-style-name=""><text:span text:style-name="a814" text:class-names="">1921</text:span></text:p>
              </text:list-item>
            </text:list>
            <text:list text:style-name="a819">
              <text:list-item>
                <text:p text:style-name="a818" text:class-names="" text:cond-style-name=""><text:span text:style-name="a817" text:class-names="">1922</text:span></text:p>
              </text:list-item>
            </text:list>
            <text:list text:style-name="a822">
              <text:list-item>
                <text:p text:style-name="a821" text:class-names="" text:cond-style-name=""><text:span text:style-name="a820" text:class-names="">1923</text:span></text:p>
              </text:list-item>
            </text:list>
            <text:list text:style-name="a825">
              <text:list-item>
                <text:p text:style-name="a824" text:class-names="" text:cond-style-name=""><text:span text:style-name="a823" text:class-names="">1924</text:span></text:p>
              </text:list-item>
            </text:list>
            <text:list text:style-name="a828">
              <text:list-item>
                <text:p text:style-name="a827" text:class-names="" text:cond-style-name=""><text:span text:style-name="a826" text:class-names="">1925</text:span></text:p>
              </text:list-item>
            </text:list>
            <text:list text:style-name="a831">
              <text:list-item>
                <text:p text:style-name="a830" text:class-names="" text:cond-style-name=""><text:span text:style-name="a829" text:class-names="">1926</text:span></text:p>
              </text:list-item>
            </text:list>
          </draw:text-box>
          <svg:title/>
          <svg:desc/>
        </draw:frame>
      </draw:page>
      <draw:page draw:name="Slide35" draw:style-name="a833" draw:master-page-name="Master1-Layout2-obj-Title-and-Content" presentation:presentation-page-layout-name="Master1-PPL2" draw:id="Slide-290">
        <draw:frame draw:id="id125" presentation:style-name="a836" draw:name="Title 1" svg:x="0.66667in" svg:y="0.58333in" svg:width="12in" svg:height="1.08333in" presentation:class="title" presentation:placeholder="false">
          <draw:text-box>
            <text:p text:style-name="a835" text:class-names="" text:cond-style-name=""><text:span text:style-name="a834" text:class-names="">Code It -- Write a Function</text:span></text:p>
          </draw:text-box>
          <svg:title/>
          <svg:desc/>
        </draw:frame>
        <draw:frame draw:id="id126" presentation:style-name="a863" draw:name="Content Placeholder 2" svg:x="0.66667in" svg:y="1.75in" svg:width="12in" svg:height="5.33333in" presentation:class="outline" presentation:placeholder="false">
          <draw:text-box>
            <text:list text:style-name="a841">
              <text:list-item>
                <text:p text:style-name="a840" text:class-names="" text:cond-style-name=""><text:span text:style-name="a837" text:class-names="">Define a grid as<text:s text:c="1"/></text:span><text:span text:style-name="a838" text:class-names="">2 dimensional</text:span><text:span text:style-name="a839" text:class-names=""><text:s text:c="1"/>list</text:span></text:p>
              </text:list-item>
            </text:list>
            <text:list text:style-name="a844">
              <text:list-item>
                <text:p text:style-name="a843" text:class-names="" text:cond-style-name=""><text:span text:style-name="a842" text:class-names="">grid = [[1,2,0], <text:s text:c="1"/>[0,2,3], [1,0,5], [2,0,0]]</text:span></text:p>
              </text:list-item>
            </text:list>
            <text:list text:style-name="a847">
              <text:list-item>
                <text:p text:style-name="a846" text:class-names="" text:cond-style-name=""><text:span text:style-name="a845" text:class-names="">Convert the grid to a numpy object</text:span></text:p>
              </text:list-item>
            </text:list>
            <text:list text:style-name="a850">
              <text:list-item>
                <text:p text:style-name="a849" text:class-names="" text:cond-style-name=""><text:span text:style-name="a848" text:class-names="">theGrid = np.array(grid, dtype=np.float)</text:span></text:p>
              </text:list-item>
            </text:list>
            <text:list text:style-name="a853">
              <text:list-item>
                <text:list text:style-name="a853">
                  <text:list-item>
                    <text:p text:style-name="a852" text:class-names="" text:cond-style-name=""><text:span text:style-name="a851" text:class-names=""/></text:p>
                  </text:list-item>
                </text:list>
              </text:list-item>
            </text:list>
            <text:list text:style-name="a856">
              <text:list-item>
                <text:list text:style-name="a856">
                  <text:list-item>
                    <text:p text:style-name="a855" text:class-names="" text:cond-style-name=""><text:span text:style-name="a854" text:class-names="">Write a function that calculates and returns the sum of the grid</text:span></text:p>
                  </text:list-item>
                </text:list>
              </text:list-item>
            </text:list>
            <text:list text:style-name="a859">
              <text:list-item>
                <text:list text:style-name="a859">
                  <text:list-item>
                    <text:p text:style-name="a858" text:class-names="" text:cond-style-name=""><text:span text:style-name="a857" text:class-names="">Input parameter = inGrid</text:span></text:p>
                  </text:list-item>
                </text:list>
              </text:list-item>
            </text:list>
            <text:list text:style-name="a862">
              <text:list-item>
                <text:list text:style-name="a862">
                  <text:list-item>
                    <text:p text:style-name="a861" text:class-names="" text:cond-style-name=""><text:span text:style-name="a860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36" draw:style-name="a864" draw:master-page-name="Master1-Layout2-obj-Title-and-Content" presentation:presentation-page-layout-name="Master1-PPL2" draw:id="Slide-291">
        <draw:frame draw:id="id127" presentation:style-name="a867" draw:name="Rectangle 2" svg:x="0.66667in" svg:y="0.58333in" svg:width="12in" svg:height="1.08333in" presentation:class="title" presentation:placeholder="false">
          <draw:text-box>
            <text:p text:style-name="a866" text:class-names="" text:cond-style-name=""><text:span text:style-name="a865" text:class-names="">User-defined function: example</text:span></text:p>
          </draw:text-box>
          <svg:title/>
          <svg:desc/>
        </draw:frame>
        <draw:frame draw:id="id128" presentation:style-name="a916" draw:name="Content Placeholder 1" svg:x="0.66667in" svg:y="1.75in" svg:width="12in" svg:height="5.33333in" presentation:class="outline" presentation:placeholder="false">
          <draw:text-box>
            <text:list text:style-name="a870">
              <text:list-item>
                <text:p text:style-name="a869" text:class-names="" text:cond-style-name=""><text:span text:style-name="a868" text:class-names="">import numpy as np</text:span></text:p>
              </text:list-item>
            </text:list>
            <text:list text:style-name="a873">
              <text:list-item>
                <text:p text:style-name="a872" text:class-names="" text:cond-style-name=""><text:span text:style-name="a871" text:class-names=""/></text:p>
              </text:list-item>
            </text:list>
            <text:list text:style-name="a876">
              <text:list-item>
                <text:p text:style-name="a875" text:class-names="" text:cond-style-name=""><text:span text:style-name="a874" text:class-names=""/></text:p>
              </text:list-item>
            </text:list>
            <text:list text:style-name="a879">
              <text:list-item>
                <text:p text:style-name="a878" text:class-names="" text:cond-style-name=""><text:span text:style-name="a877" text:class-names="">def gridSum(inGrid):</text:span></text:p>
              </text:list-item>
            </text:list>
            <text:list text:style-name="a882">
              <text:list-item>
                <text:p text:style-name="a881" text:class-names="" text:cond-style-name=""><text:span text:style-name="a880" text:class-names=""><text:s text:c="4"/>'''This function return the sum of the grid '''</text:span></text:p>
              </text:list-item>
            </text:list>
            <text:list text:style-name="a885">
              <text:list-item>
                <text:p text:style-name="a884" text:class-names="" text:cond-style-name=""><text:span text:style-name="a883" text:class-names=""><text:s text:c="4"/>theSum = inGrid.sum()</text:span></text:p>
              </text:list-item>
            </text:list>
            <text:list text:style-name="a888">
              <text:list-item>
                <text:p text:style-name="a887" text:class-names="" text:cond-style-name=""><text:span text:style-name="a886" text:class-names=""><text:s text:c="4"/>return theSum</text:span></text:p>
              </text:list-item>
            </text:list>
            <text:list text:style-name="a891">
              <text:list-item>
                <text:p text:style-name="a890" text:class-names="" text:cond-style-name=""><text:span text:style-name="a889" text:class-names=""><text:s text:c="2"/></text:span></text:p>
              </text:list-item>
            </text:list>
            <text:list text:style-name="a894">
              <text:list-item>
                <text:p text:style-name="a893" text:class-names="" text:cond-style-name=""><text:span text:style-name="a892" text:class-names="">grid = [ [1,2,3], [0,2,3], [1,0,0], [2,2,3] ]</text:span></text:p>
              </text:list-item>
            </text:list>
            <text:list text:style-name="a897">
              <text:list-item>
                <text:p text:style-name="a896" text:class-names="" text:cond-style-name=""><text:span text:style-name="a895" text:class-names=""/></text:p>
              </text:list-item>
            </text:list>
            <text:list text:style-name="a900">
              <text:list-item>
                <text:p text:style-name="a899" text:class-names="" text:cond-style-name=""><text:span text:style-name="a898" text:class-names="">theGrid = np.array(grid, dtype=np.float)</text:span></text:p>
              </text:list-item>
            </text:list>
            <text:list text:style-name="a903">
              <text:list-item>
                <text:p text:style-name="a902" text:class-names="" text:cond-style-name=""><text:span text:style-name="a901" text:class-names=""/></text:p>
              </text:list-item>
            </text:list>
            <text:list text:style-name="a906">
              <text:list-item>
                <text:p text:style-name="a905" text:class-names="" text:cond-style-name=""><text:span text:style-name="a904" text:class-names="">avalue = gridSum(theGrid)</text:span></text:p>
              </text:list-item>
            </text:list>
            <text:list text:style-name="a909">
              <text:list-item>
                <text:p text:style-name="a908" text:class-names="" text:cond-style-name=""><text:span text:style-name="a907" text:class-names="">print(avalue)</text:span></text:p>
              </text:list-item>
            </text:list>
            <text:list text:style-name="a912">
              <text:list-item>
                <text:p text:style-name="a911" text:class-names="" text:cond-style-name=""><text:span text:style-name="a910" text:class-names=""/></text:p>
              </text:list-item>
            </text:list>
            <text:list text:style-name="a915">
              <text:list-item>
                <text:p text:style-name="a914" text:class-names="" text:cond-style-name=""><text:span text:style-name="a913" text:class-names=""/></text:p>
              </text:list-item>
            </text:list>
          </draw:text-box>
          <svg:title/>
          <svg:desc/>
        </draw:frame>
      </draw:page>
      <draw:page draw:name="Slide37" draw:style-name="a917" draw:master-page-name="Master1-Layout2-obj-Title-and-Content" presentation:presentation-page-layout-name="Master1-PPL2" draw:id="Slide-292">
        <draw:frame draw:id="id129" presentation:style-name="a920" draw:name="Title 1" svg:x="0.66667in" svg:y="0.58333in" svg:width="12in" svg:height="1.08333in" presentation:class="title" presentation:placeholder="false">
          <draw:text-box>
            <text:p text:style-name="a919" text:class-names="" text:cond-style-name=""><text:span text:style-name="a918" text:class-names="">Code It -- Write a Function</text:span></text:p>
          </draw:text-box>
          <svg:title/>
          <svg:desc/>
        </draw:frame>
        <draw:frame draw:id="id130" presentation:style-name="a939" draw:name="Content Placeholder 2" svg:x="0.66667in" svg:y="1.75in" svg:width="12in" svg:height="5.33333in" presentation:class="outline" presentation:placeholder="false">
          <draw:text-box>
            <text:list text:style-name="a923">
              <text:list-item>
                <text:list text:style-name="a923">
                  <text:list-item>
                    <text:p text:style-name="a922" text:class-names="" text:cond-style-name=""><text:span text:style-name="a921" text:class-names="">Write a new function that calculates and returns the sum for a row.</text:span></text:p>
                  </text:list-item>
                </text:list>
              </text:list-item>
            </text:list>
            <text:list text:style-name="a926">
              <text:list-item>
                <text:list text:style-name="a926">
                  <text:list-item>
                    <text:p text:style-name="a925" text:class-names="" text:cond-style-name=""><text:span text:style-name="a924" text:class-names=""/></text:p>
                  </text:list-item>
                </text:list>
              </text:list-item>
            </text:list>
            <text:list text:style-name="a929">
              <text:list-item>
                <text:list text:style-name="a929">
                  <text:list-item>
                    <text:p text:style-name="a928" text:class-names="" text:cond-style-name=""><text:span text:style-name="a927" text:class-names="">Input parameters</text:span></text:p>
                  </text:list-item>
                </text:list>
              </text:list-item>
            </text:list>
            <text:list text:style-name="a932">
              <text:list-item>
                <text:list text:style-name="a932">
                  <text:list-item>
                    <text:p text:style-name="a931" text:class-names="" text:cond-style-name=""><text:span text:style-name="a930" text:class-names=""><text:tab/>inGrid</text:span></text:p>
                  </text:list-item>
                </text:list>
              </text:list-item>
            </text:list>
            <text:list text:style-name="a935">
              <text:list-item>
                <text:list text:style-name="a935">
                  <text:list-item>
                    <text:p text:style-name="a934" text:class-names="" text:cond-style-name=""><text:span text:style-name="a933" text:class-names=""><text:tab/>row</text:span></text:p>
                  </text:list-item>
                </text:list>
              </text:list-item>
            </text:list>
            <text:list text:style-name="a938">
              <text:list-item>
                <text:list text:style-name="a938">
                  <text:list-item>
                    <text:p text:style-name="a937" text:class-names="" text:cond-style-name=""><text:span text:style-name="a936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2" draw:style-name="a940" draw:master-page-name="Master1-Layout2-obj-Title-and-Content" presentation:presentation-page-layout-name="Master1-PPL2" draw:id="Slide-257">
        <draw:frame draw:id="id131" presentation:style-name="a943" draw:name="Title 1" svg:x="0.66667in" svg:y="0.58333in" svg:width="12in" svg:height="1.08333in" presentation:class="title" presentation:placeholder="false">
          <draw:text-box>
            <text:p text:style-name="a942" text:class-names="" text:cond-style-name=""><text:span text:style-name="a941" text:class-names="">Function Scope</text:span></text:p>
          </draw:text-box>
          <svg:title/>
          <svg:desc/>
        </draw:frame>
        <draw:frame draw:id="id132" presentation:style-name="a964" draw:name="Content Placeholder 2" svg:x="0.66667in" svg:y="1.75in" svg:width="12in" svg:height="5.33333in" presentation:class="outline" presentation:placeholder="false">
          <draw:text-box>
            <text:list text:style-name="a946">
              <text:list-item>
                <text:p text:style-name="a945" text:class-names="" text:cond-style-name=""><text:span text:style-name="a944" text:class-names="">Not all variables are accessible in all parts of the program.<text:s text:c="1"/></text:span></text:p>
              </text:list-item>
            </text:list>
            <text:list text:style-name="a949">
              <text:list-item>
                <text:p text:style-name="a948" text:class-names="" text:cond-style-name=""><text:span text:style-name="a947" text:class-names="">A variables lifetime is defined by how and where it is defined – that is its scope</text:span></text:p>
              </text:list-item>
            </text:list>
            <text:list text:style-name="a952">
              <text:list-item>
                <text:p text:style-name="a951" text:class-names="" text:cond-style-name=""><text:span text:style-name="a950" text:class-names=""/></text:p>
              </text:list-item>
            </text:list>
            <text:list text:style-name="a955">
              <text:list-item>
                <text:p text:style-name="a954" text:class-names="" text:cond-style-name=""><text:span text:style-name="a953" text:class-names="">Variables – Functions or objects tied to a namespace that are defined in the main body of the script are global</text:span></text:p>
              </text:list-item>
            </text:list>
            <text:list text:style-name="a958">
              <text:list-item>
                <text:p text:style-name="a957" text:class-names="" text:cond-style-name=""><text:span text:style-name="a956" text:class-names="">Only object, functions, classes should be in the global namespace</text:span></text:p>
              </text:list-item>
            </text:list>
            <text:list text:style-name="a963">
              <text:list-item>
                <text:p text:style-name="a962" text:class-names="" text:cond-style-name=""><text:span text:style-name="a959" text:class-names="">Variables defined within the function has a local namespace. They are accessible from when that function is defined and exist<text:s text:c="1"/></text:span><text:span text:style-name="a960" text:class-names="">as long as</text:span><text:span text:style-name="a961" text:class-names=""><text:s text:c="1"/>the function executes.</text:span></text:p>
              </text:list-item>
            </text:list>
          </draw:text-box>
          <svg:title/>
          <svg:desc/>
        </draw:frame>
      </draw:page>
      <draw:page draw:name="Slide38" draw:style-name="a965" draw:master-page-name="Master1-Layout2-obj-Title-and-Content" presentation:presentation-page-layout-name="Master1-PPL2" draw:id="Slide-293">
        <draw:frame draw:id="id133" presentation:style-name="a968" draw:name="Title 1" svg:x="0.66667in" svg:y="0.58333in" svg:width="12in" svg:height="1.08333in" presentation:class="title" presentation:placeholder="false">
          <draw:text-box>
            <text:p text:style-name="a967" text:class-names="" text:cond-style-name=""><text:span text:style-name="a966" text:class-names="">Scope</text:span></text:p>
          </draw:text-box>
          <svg:title/>
          <svg:desc/>
        </draw:frame>
        <draw:frame draw:id="id134" presentation:style-name="a987" draw:name="Content Placeholder 2" svg:x="0.66667in" svg:y="1.75in" svg:width="12in" svg:height="5.33333in" presentation:class="outline" presentation:placeholder="false">
          <draw:text-box>
            <text:list text:style-name="a971">
              <text:list-item>
                <text:p text:style-name="a970" text:class-names="" text:cond-style-name=""><text:span text:style-name="a969" text:class-names="">Scope is defined as length of time that a variable/function/object can be referenced.</text:span></text:p>
              </text:list-item>
            </text:list>
            <text:list text:style-name="a974">
              <text:list-item>
                <text:p text:style-name="a973" text:class-names="" text:cond-style-name=""><text:span text:style-name="a972" text:class-names="">Scope is either global or local</text:span></text:p>
              </text:list-item>
            </text:list>
            <text:list text:style-name="a977">
              <text:list-item>
                <text:list text:style-name="a977">
                  <text:list-item>
                    <text:p text:style-name="a976" text:class-names="" text:cond-style-name=""><text:span text:style-name="a975" text:class-names="">Global means that it is every and can be called, accessed, and modified everywhere</text:span></text:p>
                  </text:list-item>
                </text:list>
              </text:list-item>
            </text:list>
            <text:list text:style-name="a980">
              <text:list-item>
                <text:list text:style-name="a980">
                  <text:list-item>
                    <text:list text:style-name="a980">
                      <text:list-item>
                        <text:p text:style-name="a979" text:class-names="" text:cond-style-name=""><text:span text:style-name="a978" text:class-names="">Global scope is dangerous and should be avoided.</text:span></text:p>
                      </text:list-item>
                    </text:list>
                  </text:list-item>
                </text:list>
              </text:list-item>
            </text:list>
            <text:list text:style-name="a983">
              <text:list-item>
                <text:list text:style-name="a983">
                  <text:list-item>
                    <text:p text:style-name="a982" text:class-names="" text:cond-style-name=""><text:span text:style-name="a981" text:class-names="">Local means that its scope is limited.</text:span></text:p>
                  </text:list-item>
                </text:list>
              </text:list-item>
            </text:list>
            <text:list text:style-name="a986">
              <text:list-item>
                <text:p text:style-name="a985" text:class-names="" text:cond-style-name=""><text:span text:style-name="a984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in" svg:y="1.5in" svg:width="11.44444in" svg:height="2.10764in"/>
      <presentation:placeholder presentation:object="subtitle" svg:x="1in" svg:y="3.83333in" svg:width="9.33333in" svg:height="1.91667in"/>
      <presentation:placeholder presentation:object="date-time" svg:x="0.66667in" svg:y="0.02in" svg:width="4.22222in" svg:height="0.36in"/>
      <presentation:placeholder presentation:object="footer" svg:x="5in" svg:y="0.02in" svg:width="6in" svg:height="0.36in"/>
      <presentation:placeholder presentation:object="page-number" svg:x="11.11111in" svg:y="0.02in" svg:width="1.55556in" svg:height="0.36in"/>
    </style:presentation-page-layout>
    <style:presentation-page-layout style:name="Master1-PPL2" style:display-name="Title and Content">
      <presentation:placeholder presentation:object="title" svg:x="0.66667in" svg:y="0.58333in" svg:width="12in" svg:height="1.08333in"/>
      <presentation:placeholder presentation:object="object" svg:x="0.66667in" svg:y="1.75in" svg:width="12in" svg:height="5.33333in"/>
      <presentation:placeholder presentation:object="date-time" svg:x="0.66667in" svg:y="0.02in" svg:width="4.22222in" svg:height="0.36in"/>
      <presentation:placeholder presentation:object="footer" svg:x="5in" svg:y="0.02in" svg:width="6in" svg:height="0.36in"/>
      <presentation:placeholder presentation:object="page-number" svg:x="11.11111in" svg:y="0.02in" svg:width="1.55556in" svg:height="0.36in"/>
    </style:presentation-page-layout>
    <style:presentation-page-layout style:name="Master1-PPL3" style:display-name="Section Header">
      <presentation:placeholder presentation:object="title" svg:x="1.05324in" svg:y="2.58333in" svg:width="11.33333in" svg:height="2.40625in"/>
      <presentation:placeholder presentation:object="outline" svg:x="1.05324in" svg:y="5.06in" svg:width="11.33333in" svg:height="1.64062in"/>
      <presentation:placeholder presentation:object="date-time" svg:x="0.66667in" svg:y="0.02in" svg:width="4.22222in" svg:height="0.36in"/>
      <presentation:placeholder presentation:object="footer" svg:x="5in" svg:y="0.02in" svg:width="6in" svg:height="0.36in"/>
      <presentation:placeholder presentation:object="page-number" svg:x="11.11111in" svg:y="0.02in" svg:width="1.55556in" svg:height="0.36in"/>
    </style:presentation-page-layout>
    <style:presentation-page-layout style:name="Master1-PPL4" style:display-name="Two Content">
      <presentation:placeholder presentation:object="title" svg:x="0.66667in" svg:y="0.58333in" svg:width="12in" svg:height="1.08333in"/>
      <presentation:placeholder presentation:object="object" svg:x="0.66667in" svg:y="1.83in" svg:width="5.88889in" svg:height="5.16in"/>
      <presentation:placeholder presentation:object="object" svg:x="6.77778in" svg:y="1.83in" svg:width="5.88889in" svg:height="5.16in"/>
      <presentation:placeholder presentation:object="date-time" svg:x="0.66667in" svg:y="0.02in" svg:width="4.22222in" svg:height="0.36in"/>
      <presentation:placeholder presentation:object="footer" svg:x="5in" svg:y="0.02in" svg:width="6in" svg:height="0.36in"/>
      <presentation:placeholder presentation:object="page-number" svg:x="11.11111in" svg:y="0.02in" svg:width="1.55556in" svg:height="0.36in"/>
    </style:presentation-page-layout>
    <style:presentation-page-layout style:name="Master1-PPL5" style:display-name="Comparison">
      <presentation:placeholder presentation:object="title" svg:x="0.66667in" svg:y="0.58333in" svg:width="12in" svg:height="1.08333in"/>
      <presentation:placeholder presentation:object="outline" svg:x="0.66667in" svg:y="1.83333in" svg:width="5.73333in" svg:height="0.69965in"/>
      <presentation:placeholder presentation:object="object" svg:x="0.66667in" svg:y="2.66667in" svg:width="5.73333in" svg:height="4.32118in"/>
      <presentation:placeholder presentation:object="outline" svg:x="6.93333in" svg:y="1.83333in" svg:width="5.73333in" svg:height="0.69965in"/>
      <presentation:placeholder presentation:object="object" svg:x="6.93333in" svg:y="2.66667in" svg:width="5.73333in" svg:height="4.32118in"/>
      <presentation:placeholder presentation:object="date-time" svg:x="0.66667in" svg:y="0.02in" svg:width="4.22222in" svg:height="0.36in"/>
      <presentation:placeholder presentation:object="footer" svg:x="5in" svg:y="0.02in" svg:width="6in" svg:height="0.36in"/>
      <presentation:placeholder presentation:object="page-number" svg:x="11.11111in" svg:y="0.02in" svg:width="1.55556in" svg:height="0.36in"/>
    </style:presentation-page-layout>
    <style:presentation-page-layout style:name="Master1-PPL6" style:display-name="Title Only">
      <presentation:placeholder presentation:object="title" svg:x="0.66667in" svg:y="0.58333in" svg:width="12in" svg:height="1.08333in"/>
      <presentation:placeholder presentation:object="date-time" svg:x="0.66667in" svg:y="0.02in" svg:width="4.22222in" svg:height="0.36in"/>
      <presentation:placeholder presentation:object="footer" svg:x="5in" svg:y="0.02in" svg:width="6in" svg:height="0.36in"/>
      <presentation:placeholder presentation:object="page-number" svg:x="11.11111in" svg:y="0.02in" svg:width="1.55556in" svg:height="0.36in"/>
    </style:presentation-page-layout>
    <style:presentation-page-layout style:name="Master1-PPL7" style:display-name="Blank">
      <presentation:placeholder presentation:object="date-time" svg:x="0.66667in" svg:y="0.02in" svg:width="4.22222in" svg:height="0.36in"/>
      <presentation:placeholder presentation:object="footer" svg:x="5in" svg:y="0.02in" svg:width="6in" svg:height="0.36in"/>
      <presentation:placeholder presentation:object="page-number" svg:x="11.11111in" svg:y="0.02in" svg:width="1.55556in" svg:height="0.36in"/>
    </style:presentation-page-layout>
    <style:presentation-page-layout style:name="Master1-PPL8" style:display-name="Content with Caption">
      <presentation:placeholder presentation:object="title" svg:x="0.66667in" svg:y="0.86623in" svg:width="3.12in" svg:height="1.38in"/>
      <presentation:placeholder presentation:object="object" svg:x="4.33333in" svg:y="0.86623in" svg:width="8.33333in" svg:height="6.1in"/>
      <presentation:placeholder presentation:object="outline" svg:x="0.66667in" svg:y="2.33in" svg:width="3.12in" svg:height="4.64087in"/>
      <presentation:placeholder presentation:object="date-time" svg:x="0.66667in" svg:y="0.02in" svg:width="4.22222in" svg:height="0.36in"/>
      <presentation:placeholder presentation:object="footer" svg:x="5in" svg:y="0.02in" svg:width="6in" svg:height="0.36in"/>
      <presentation:placeholder presentation:object="page-number" svg:x="11.11111in" svg:y="0.02in" svg:width="1.55556in" svg:height="0.36in"/>
    </style:presentation-page-layout>
    <style:presentation-page-layout style:name="Master1-PPL9" style:display-name="Picture with Caption">
      <presentation:placeholder presentation:object="title" svg:x="0.66667in" svg:y="0.86667in" svg:width="3.12435in" svg:height="1.38333in"/>
      <presentation:placeholder presentation:object="graphic" svg:x="4.16829in" svg:y="0.91667in" svg:width="8.60949in" svg:height="6.01537in"/>
      <presentation:placeholder presentation:object="outline" svg:x="0.66667in" svg:y="2.33333in" svg:width="3.12in" svg:height="4.64in"/>
      <presentation:placeholder presentation:object="date-time" svg:x="0.66667in" svg:y="0.02in" svg:width="4.22222in" svg:height="0.36in"/>
      <presentation:placeholder presentation:object="footer" svg:x="5in" svg:y="0.02in" svg:width="6in" svg:height="0.36in"/>
      <presentation:placeholder presentation:object="page-number" svg:x="11.11111in" svg:y="0.02in" svg:width="1.55556in" svg:height="0.36in"/>
    </style:presentation-page-layout>
    <style:presentation-page-layout style:name="Master1-PPL10" style:display-name="Title and Vertical Text">
      <presentation:placeholder presentation:object="title" svg:x="0.66667in" svg:y="0.58333in" svg:width="12in" svg:height="1.08333in"/>
      <presentation:placeholder presentation:object="outline" svg:x="0.66667in" svg:y="1.75in" svg:width="12in" svg:height="5.33333in"/>
      <presentation:placeholder presentation:object="date-time" svg:x="0.66667in" svg:y="0.02in" svg:width="4.22222in" svg:height="0.36in"/>
      <presentation:placeholder presentation:object="footer" svg:x="5in" svg:y="0.02in" svg:width="6in" svg:height="0.36in"/>
      <presentation:placeholder presentation:object="page-number" svg:x="11.11111in" svg:y="0.02in" svg:width="1.55556in" svg:height="0.36in"/>
    </style:presentation-page-layout>
    <style:presentation-page-layout style:name="Master1-PPL11" style:display-name="Vertical Title and Text">
      <presentation:placeholder presentation:object="title" svg:x="9.66667in" svg:y="0.66667in" svg:width="3in" svg:height="6.41667in"/>
      <presentation:placeholder presentation:object="outline" svg:x="0.66667in" svg:y="0.66667in" svg:width="8.77778in" svg:height="6.41667in"/>
      <presentation:placeholder presentation:object="date-time" svg:x="0.66667in" svg:y="0.02in" svg:width="4.22222in" svg:height="0.36in"/>
      <presentation:placeholder presentation:object="footer" svg:x="5in" svg:y="0.02in" svg:width="6in" svg:height="0.36in"/>
      <presentation:placeholder presentation:object="page-number" svg:x="11.11111in" svg:y="0.02in" svg:width="1.55556in" svg:height="0.36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9">
      <style:graphic-properties fo:wrap-option="wrap" fo:padding-top="0.05in" fo:padding-bottom="0.05in" fo:padding-left="0.1in" fo:padding-right="0.1in" draw:textarea-vertical-align="middle" draw:textarea-horizontal-align="center" draw:fill="solid" draw:fill-color="#93a299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96">
      <style:drawing-page-properties draw:fill="solid" draw:fill-color="#d2533c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drawing-page" style:name="a33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80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84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45">
      <style:graphic-properties fo:wrap-option="wrap" fo:padding-top="0.05in" fo:padding-bottom="0.05in" fo:padding-left="0.1in" fo:padding-right="0.1in" draw:textarea-vertical-align="middle" draw:textarea-horizontal-align="center" draw:fill="solid" draw:fill-color="#93a29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00">
      <style:paragraph-properties fo:line-height="100%" fo:text-align="left" style:tab-stop-distance="1in" fo:margin-left="1.3in" fo:margin-right="0in" fo:text-indent="-0.1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3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left" style:tab-stop-distance="1in" fo:margin-left="0.8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3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left" style:tab-stop-distance="1in" fo:margin-left="0.8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">
      <style:paragraph-properties fo:line-height="100%" fo:text-align="left" style:tab-stop-distance="1in" fo:margin-left="1.1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left" style:tab-stop-distance="1in" fo:margin-left="1.1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">
      <style:paragraph-properties fo:line-height="100%" fo:text-align="left" style:tab-stop-distance="1in" fo:margin-left="0.8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left" style:tab-stop-distance="1in" fo:margin-left="1.1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fo:text-align="left" style:tab-stop-distance="1in" fo:margin-left="1.3in" fo:margin-right="0in" fo:text-indent="-0.1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left" style:tab-stop-distance="1in" fo:margin-left="1.3in" fo:margin-right="0in" fo:text-indent="-0.1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7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33">
      <style:graphic-properties draw:fill="none" draw:stroke="solid" svg:stroke-width="0.02083in" svg:stroke-color="#d2533c" svg:stroke-opacity="100%" svg:stroke-linecap="butt"/>
    </style:style>
    <style:style style:family="text" style:name="a3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00%" fo:text-align="left" style:tab-stop-distance="1in" fo:margin-left="0.8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00%" fo:text-align="left" style:tab-stop-distance="1in" fo:margin-left="1.1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1">
      <style:graphic-properties fo:wrap-option="wrap" fo:padding-top="0.05in" fo:padding-bottom="0.05in" fo:padding-left="0.1in" fo:padding-right="0.1in" draw:textarea-vertical-align="middle" draw:textarea-horizontal-align="center" draw:fill="solid" draw:fill-color="#93a299" draw:opacity="100%" draw:stroke="none" draw:auto-grow-width="false" draw:auto-grow-height="false"/>
      <style:paragraph-properties style:font-independent-line-spacing="true" style:writing-mode="lr-tb"/>
    </style:style>
    <style:style style:family="text" style:name="a382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0">
      <style:graphic-properties fo:wrap-option="wrap" fo:padding-top="0.05in" fo:padding-bottom="0.05in" fo:padding-left="0.1in" fo:padding-right="0.1in" draw:textarea-vertical-align="middle" draw:textarea-horizontal-align="center" draw:fill="solid" draw:fill-color="#93a29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86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89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02">
      <style:graphic-properties fo:wrap-option="wrap" fo:padding-top="0.05in" fo:padding-bottom="0.05in" fo:padding-left="0.1in" fo:padding-right="0.1in" draw:textarea-vertical-align="middle" draw:textarea-horizontal-align="center" draw:fill="solid" draw:fill-color="#93a29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">
      <style:text-properties fo:text-transform="uppercase" fo:color="#f3f2dc" style:text-line-through-type="none" style:text-line-through-style="none" style:text-line-through-width="auto" style:text-line-through-color="font-color" style:text-position="0% 100%" fo:font-family="Arial" fo:font-size="0.66667in" style:font-size-asian="0.66667in" style:font-size-complex="0.66667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100%" fo:text-align="left" style:tab-stop-distance="1in" fo:margin-left="1.3in" fo:margin-right="0in" fo:text-indent="-0.1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">
      <style:text-properties fo:font-variant="normal" fo:text-transform="none" fo:color="#f3f2dc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">
      <style:graphic-properties fo:wrap-option="wrap" fo:padding-top="0.05in" fo:padding-bottom="0.05in" fo:padding-left="0.1in" fo:padding-right="0.1in" draw:textarea-vertical-align="middle" draw:textarea-horizontal-align="center" draw:fill="solid" draw:fill-color="#93a29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left" style:tab-stop-distance="1in" fo:margin-left="0.8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1in" fo:margin-left="1.1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8">
      <style:paragraph-properties fo:line-height="100%" fo:text-align="left" style:tab-stop-distance="1in" fo:margin-left="1.3in" fo:margin-right="0in" fo:text-indent="-0.1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2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60">
      <style:graphic-properties fo:wrap-option="wrap" fo:padding-top="0.05in" fo:padding-bottom="0.05in" fo:padding-left="0.1in" fo:padding-right="0.1in" draw:textarea-vertical-align="middle" draw:textarea-horizontal-align="center" draw:fill="solid" draw:fill-color="#93a299" draw:opacity="100%" draw:stroke="none" draw:auto-grow-width="false" draw:auto-grow-height="false"/>
      <style:paragraph-properties style:font-independent-line-spacing="true" style:writing-mode="lr-tb"/>
    </style:style>
    <style:style style:family="text" style:name="a2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">
      <style:graphic-properties draw:fill="none" draw:stroke="solid" svg:stroke-width="0.02083in" svg:stroke-color="#f3f2dc" svg:stroke-opacity="100%" svg:stroke-linecap="butt"/>
    </style:style>
    <style:style style:family="presentation" style:name="a2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">
      <style:graphic-properties fo:wrap-option="wrap" fo:padding-top="0.05in" fo:padding-bottom="0.05in" fo:padding-left="0.1in" fo:padding-right="0.1in" draw:textarea-vertical-align="middle" draw:textarea-horizontal-align="center" draw:fill="solid" draw:fill-color="#93a299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27">
      <style:graphic-properties fo:wrap-option="wrap" fo:padding-top="0.05in" fo:padding-bottom="0.05in" fo:padding-left="0.1in" fo:padding-right="0.1in" draw:textarea-vertical-align="middle" draw:textarea-horizontal-align="center" draw:fill="solid" draw:fill-color="#93a299" draw:opacity="100%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text-transform="uppercase" fo:color="#d2533c" style:text-line-through-type="none" style:text-line-through-style="none" style:text-line-through-width="auto" style:text-line-through-color="font-color" style:text-position="0% 100%" fo:font-family="Arial" fo:font-size="0.75in" style:font-size-asian="0.75in" style:font-size-complex="0.75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">
      <style:text-properties fo:font-variant="normal" fo:text-transform="none" fo:color="#57576e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77">
      <style:graphic-properties fo:wrap-option="wrap" fo:padding-top="0.05in" fo:padding-bottom="0.05in" fo:padding-left="0.1in" fo:padding-right="0.1in" draw:textarea-vertical-align="middle" draw:textarea-horizontal-align="center" draw:fill="solid" draw:fill-color="#93a299" draw:opacity="100%" draw:stroke="none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8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left" style:tab-stop-distance="1in" fo:margin-left="0.2in" fo:margin-right="0in" fo:text-indent="-0.2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left" style:tab-stop-distance="1in" fo:margin-left="0.5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1in" fo:margin-left="0.8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9">
      <style:graphic-properties draw:fill="none" draw:stroke="solid" svg:stroke-width="0.02083in" svg:stroke-color="#d2533c" svg:stroke-opacity="100%" svg:stroke-linecap="butt"/>
    </style:style>
    <style:style style:family="presentation" style:name="a2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left" style:tab-stop-distance="1in" fo:margin-left="0.2in" fo:margin-right="0in" fo:text-indent="-0.2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1in" fo:margin-left="0.5in" fo:margin-right="0in" fo:text-indent="-0.2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1">
      <style:paragraph-properties fo:line-height="100%" fo:text-align="left" style:tab-stop-distance="1in" fo:margin-left="1.1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8">
      <style:paragraph-properties fo:line-height="100%" fo:text-align="left" style:tab-stop-distance="1in" fo:margin-left="0.8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">
      <style:paragraph-properties fo:line-height="100%" fo:text-align="left" style:tab-stop-distance="1in" fo:margin-left="1.3in" fo:margin-right="0in" fo:text-indent="-0.1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8">
      <style:paragraph-properties fo:line-height="100%" fo:text-align="left" style:tab-stop-distance="1in" fo:margin-left="0.2in" fo:margin-right="0in" fo:text-indent="-0.2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6">
      <style:graphic-properties fo:wrap-option="wrap" fo:padding-top="0.05in" fo:padding-bottom="0.05in" fo:padding-left="0.1in" fo:padding-right="0.1in" draw:textarea-vertical-align="middle" draw:textarea-horizontal-align="center" draw:fill="solid" draw:fill-color="#93a29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1in" fo:margin-left="1.1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1.3in" fo:margin-right="0in" fo:text-indent="-0.1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1">
      <style:paragraph-properties fo:line-height="100%" fo:text-align="left" style:tab-stop-distance="1in" fo:margin-left="0.5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1">
      <style:graphic-properties draw:fill="none" draw:stroke="solid" svg:stroke-width="0.02083in" svg:stroke-color="#d2533c" svg:stroke-opacity="100%" svg:stroke-linecap="butt"/>
    </style:style>
    <style:style style:family="text" style:name="a15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1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0.8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1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7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1.1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18">
      <style:graphic-properties fo:wrap-option="wrap" fo:padding-top="0.05in" fo:padding-bottom="0.05in" fo:padding-left="0.1in" fo:padding-right="0.1in" draw:textarea-vertical-align="middle" draw:textarea-horizontal-align="center" draw:fill="solid" draw:fill-color="#93a299" draw:opacity="100%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left" style:tab-stop-distance="1in" fo:margin-left="0.8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left" style:tab-stop-distance="1in" fo:margin-left="1.3in" fo:margin-right="0in" fo:text-indent="-0.1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1.1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3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left" draw:fill="solid" draw:fill-color="#f3f2dc" draw:opacity="100%" draw:stroke="solid" svg:stroke-width="0.08333in" svg:stroke-color="#ffffff" svg:stroke-opacity="100%" draw:stroke-linejoin="miter" draw:shadow="visible" draw:shadow-offset-x="0in" draw:shadow-offset-y="0.01389in" draw:shadow-color="#000000" draw:shadow-opacity="59%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">
      <style:paragraph-properties fo:line-height="100%" fo:text-align="left" style:tab-stop-distance="1in" fo:margin-left="1.3in" fo:margin-right="0in" fo:text-indent="-0.1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6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7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54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45">
      <text:list-level-style-bullet text:level="1" text:bullet-char="•">
        <style:list-level-properties text:space-before="0.0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in" text:min-label-width="0.15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in" text:min-label-width="0.15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in" text:min-label-width="0.15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in" text:min-label-width="0.15in"/>
        <style:text-properties fo:color="#93a299" fo:font-family="Arial" style:font-family-generic="swiss" style:font-pitch="variable" fo:font-size="100%"/>
      </text:list-level-style-bullet>
    </text:list-style>
    <text:list-style style:name="a357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90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90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90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90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90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90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90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90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90%"/>
      </text:list-level-style-bullet>
    </text:list-style>
    <text:list-style style:name="a192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49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201">
      <text:list-level-style-bullet text:level="1" text:bullet-char="•">
        <style:list-level-properties text:space-before="0.0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in" text:min-label-width="0.15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in" text:min-label-width="0.15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in" text:min-label-width="0.15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in" text:min-label-width="0.15in"/>
        <style:text-properties fo:color="#93a299"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90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90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90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90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90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90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90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90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90%"/>
      </text:list-level-style-bullet>
    </text:list-style>
    <text:list-style style:name="a2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8in"/>
      </text:list-level-style-number>
      <text:list-level-style-number text:level="4" style:num-format="">
        <style:list-level-properties text:space-before="1.1in"/>
      </text:list-level-style-number>
      <text:list-level-style-number text:level="5" style:num-format="">
        <style:list-level-properties text:space-before="1.3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1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100%"/>
      </text:list-level-style-bullet>
    </text:list-style>
    <text:list-style style:name="a198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100%"/>
      </text:list-level-style-bullet>
    </text:list-style>
    <text:list-style style:name="a84">
      <text:list-level-style-bullet text:level="1" text:bullet-char="•">
        <style:list-level-properties text:space-before="0.0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in" text:min-label-width="0.15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in" text:min-label-width="0.15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in" text:min-label-width="0.15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in" text:min-label-width="0.15in"/>
        <style:text-properties fo:color="#93a299" fo:font-family="Arial" style:font-family-generic="swiss" style:font-pitch="variable" fo:font-size="100%"/>
      </text:list-level-style-bullet>
    </text:list-style>
    <text:list-style style:name="a209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2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9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5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90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90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90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90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90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90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90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90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90%"/>
      </text:list-level-style-bullet>
    </text:list-style>
    <text:list-style style:name="a387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8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100%"/>
      </text:list-level-style-bullet>
    </text:list-style>
    <text:list-style style:name="a360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100%"/>
      </text:list-level-style-bullet>
    </text:list-style>
    <text:list-style style:name="a1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8in"/>
      </text:list-level-style-number>
      <text:list-level-style-number text:level="4" style:num-format="">
        <style:list-level-properties text:space-before="1.1in"/>
      </text:list-level-style-number>
      <text:list-level-style-number text:level="5" style:num-format="">
        <style:list-level-properties text:space-before="1.3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2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363">
      <text:list-level-style-bullet text:level="1" text:bullet-char="•">
        <style:list-level-properties text:space-before="0.0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in" text:min-label-width="0.15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in" text:min-label-width="0.15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in" text:min-label-width="0.15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in" text:min-label-width="0.15in"/>
        <style:text-properties fo:color="#93a299" fo:font-family="Arial" style:font-family-generic="swiss" style:font-pitch="variable" fo:font-size="100%"/>
      </text:list-level-style-bullet>
    </text:list-style>
    <text:list-style style:name="a155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90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90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90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90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90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90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90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90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90%"/>
      </text:list-level-style-bullet>
    </text:list-style>
    <text:list-style style:name="a283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58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100%"/>
      </text:list-level-style-bullet>
    </text:list-style>
    <text:list-style style:name="a286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212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289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90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90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90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90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90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90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90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90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90%"/>
      </text:list-level-style-bullet>
    </text:list-style>
    <text:list-style style:name="a215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90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90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90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90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90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90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90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90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90%"/>
      </text:list-level-style-bullet>
    </text:list-style>
    <text:list-style style:name="a133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218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100%"/>
      </text:list-level-style-bullet>
    </text:list-style>
    <text:list-style style:name="a136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390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21">
      <text:list-level-style-bullet text:level="1" text:bullet-char="•">
        <style:list-level-properties text:space-before="0.0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in" text:min-label-width="0.15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in" text:min-label-width="0.15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in" text:min-label-width="0.15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in" text:min-label-width="0.15in"/>
        <style:text-properties fo:color="#93a299"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90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90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90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90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90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90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90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90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90%"/>
      </text:list-level-style-bullet>
    </text:list-style>
    <text:list-style style:name="a393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90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90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90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90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90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90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90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90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90%"/>
      </text:list-level-style-bullet>
    </text:list-style>
    <text:list-style style:name="a1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8in"/>
      </text:list-level-style-number>
      <text:list-level-style-number text:level="4" style:num-format="">
        <style:list-level-properties text:space-before="1.1in"/>
      </text:list-level-style-number>
      <text:list-level-style-number text:level="5" style:num-format="">
        <style:list-level-properties text:space-before="1.3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96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100%"/>
      </text:list-level-style-bullet>
    </text:list-style>
    <text:list-style style:name="a72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399">
      <text:list-level-style-bullet text:level="1" text:bullet-char="•">
        <style:list-level-properties text:space-before="0.0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in" text:min-label-width="0.15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in" text:min-label-width="0.15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in" text:min-label-width="0.15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in" text:min-label-width="0.15in"/>
        <style:text-properties fo:color="#93a299"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75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3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8in"/>
      </text:list-level-style-number>
      <text:list-level-style-number text:level="4" style:num-format="">
        <style:list-level-properties text:space-before="1.1in"/>
      </text:list-level-style-number>
      <text:list-level-style-number text:level="5" style:num-format="">
        <style:list-level-properties text:space-before="1.3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8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90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90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90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90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90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90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90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90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90%"/>
      </text:list-level-style-bullet>
    </text:list-style>
    <text:list-style style:name="a161">
      <text:list-level-style-bullet text:level="1" text:bullet-char="•">
        <style:list-level-properties text:space-before="0.0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in" text:min-label-width="0.15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in" text:min-label-width="0.15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in" text:min-label-width="0.15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in" text:min-label-width="0.15in"/>
        <style:text-properties fo:color="#93a299" fo:font-family="Arial" style:font-family-generic="swiss" style:font-pitch="variable" fo:font-size="100%"/>
      </text:list-level-style-bullet>
    </text:list-style>
    <text:list-style style:name="a292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100%"/>
      </text:list-level-style-bullet>
    </text:list-style>
    <text:list-style style:name="a295">
      <text:list-level-style-bullet text:level="1" text:bullet-char="•">
        <style:list-level-properties text:space-before="0.0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in" text:min-label-width="0.15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in" text:min-label-width="0.15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in" text:min-label-width="0.15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in" text:min-label-width="0.15in"/>
        <style:text-properties fo:color="#93a299" fo:font-family="Arial" style:font-family-generic="swiss" style:font-pitch="variable" fo:font-size="100%"/>
      </text:list-level-style-bullet>
    </text:list-style>
    <text:list-style style:name="a221">
      <text:list-level-style-bullet text:level="1" text:bullet-char="•">
        <style:list-level-properties text:space-before="0.0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in" text:min-label-width="0.15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in" text:min-label-width="0.15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in" text:min-label-width="0.15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in" text:min-label-width="0.15in"/>
        <style:text-properties fo:color="#93a299" fo:font-family="Arial" style:font-family-generic="swiss" style:font-pitch="variable" fo:font-size="100%"/>
      </text:list-level-style-bullet>
    </text:list-style>
    <text:list-style style:name="a2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8in"/>
      </text:list-level-style-number>
      <text:list-level-style-number text:level="4" style:num-format="">
        <style:list-level-properties text:space-before="1.1in"/>
      </text:list-level-style-number>
      <text:list-level-style-number text:level="5" style:num-format="">
        <style:list-level-properties text:space-before="1.3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51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42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100%"/>
      </text:list-level-style-bullet>
    </text:list-style>
    <number:date-style xmlns:number="urn:oasis:names:tc:opendocument:xmlns:datastyle:1.0" style:name="a2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GIS_5578_2017" style:page-layout-name="pageLayout1" draw:style-name="a0">
      <draw:custom-shape svg:x="0in" svg:y="0.24145in" svg:width="13.33333in" svg:height="0.25in" draw:id="id0" draw:style-name="a3" draw:name="Rectangle 9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6" draw:name="Title Placeholder 1" svg:x="0.66667in" svg:y="0.58333in" svg:width="12in" svg:height="1.08333in" presentation:class="title" presentation:placeholder="false">
        <draw:text-box>
          <text:p text:style-name="a5" text:class-names="" text:cond-style-name=""><text:span text:style-name="a4" text:class-names="">Click to edit Master title style</text:span></text:p>
        </draw:text-box>
        <svg:title/>
        <svg:desc/>
      </draw:frame>
      <draw:frame draw:id="id2" presentation:style-name="a22" draw:name="Text Placeholder 2" svg:x="0.66667in" svg:y="1.75in" svg:width="12in" svg:height="5.33333in" presentation:class="outline" presentation:placeholder="false">
        <draw:text-box>
          <text:list text:style-name="a9">
            <text:list-item>
              <text:p text:style-name="a8" text:class-names="" text:cond-style-name=""><text:span text:style-name="a7" text:class-names="">Edit Master text styles</text:span></text:p>
            </text:list-item>
          </text:list>
          <text:list text:style-name="a12">
            <text:list-item>
              <text:list text:style-name="a12">
                <text:list-item>
                  <text:p text:style-name="a11" text:class-names="" text:cond-style-name=""><text:span text:style-name="a10" text:class-names="">Second level</text:span></text:p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p text:style-name="a14" text:class-names="" text:cond-style-name=""><text:span text:style-name="a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p text:style-name="a17" text:class-names="" text:cond-style-name=""><text:span text:style-name="a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custom-shape svg:x="0in" svg:y="0in" svg:width="13.33333in" svg:height="0.4in" draw:id="id3" draw:style-name="a25" draw:name="Rectangle 6">
        <svg:title/>
        <svg:desc/>
        <text:p text:style-name="a24" text:class-names="" text:cond-style-name=""><text:span text:style-name="a2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" presentation:style-name="a29" draw:name="Date Placeholder 3" svg:x="0.66667in" svg:y="0.02in" svg:width="4.22222in" svg:height="0.36in" presentation:class="date-time" presentation:placeholder="false">
        <draw:text-box>
          <text:p text:style-name="a28" text:class-names="" text:cond-style-name=""><text:span text:style-name="a26" text:class-names=""><text:date text:fixed="false" style:data-style-name="a27">10/2/2019</text:date></text:span></text:p>
        </draw:text-box>
        <svg:title/>
        <svg:desc/>
      </draw:frame>
      <draw:frame draw:id="id5" presentation:style-name="a32" draw:name="Footer Placeholder 4" svg:x="5in" svg:y="0.02in" svg:width="6in" svg:height="0.36in" presentation:class="footer" presentation:placeholder="false">
        <draw:text-box>
          <text:p text:style-name="a31" text:class-names="" text:cond-style-name=""><text:span text:style-name="a30" text:class-names=""/></text:p>
        </draw:text-box>
        <svg:title/>
        <svg:desc/>
      </draw:frame>
      <draw:frame draw:id="id6" presentation:style-name="a35" draw:name="Slide Number Placeholder 5" svg:x="11.11111in" svg:y="0.02in" svg:width="1.55556in" svg:height="0.36in" presentation:class="page-number" presentation:placeholder="false">
        <draw:text-box>
          <text:p text:style-name="a34" text:class-names="" text:cond-style-name=""><text:span text:style-name="a33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6">
      <draw:custom-shape svg:x="0in" svg:y="0.24145in" svg:width="13.33333in" svg:height="0.25in" draw:id="id7" draw:layer="Master1-bg" draw:style-name="a39" draw:name="Rectangle 9">
        <svg:title/>
        <svg:desc/>
        <text:p text:style-name="a38" text:class-names="" text:cond-style-name=""><text:span text:style-name="a3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3.33333in" svg:height="0.4in" draw:id="id8" draw:layer="Master1-bg" draw:style-name="a42" draw:name="Rectangle 6">
        <svg:title/>
        <svg:desc/>
        <text:p text:style-name="a41" text:class-names="" text:cond-style-name=""><text:span text:style-name="a4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" presentation:style-name="a45" draw:name="Title 1" svg:x="1in" svg:y="1.5in" svg:width="11.44444in" svg:height="2.10764in" presentation:class="title" presentation:placeholder="false">
        <draw:text-box>
          <text:p text:style-name="a44" text:class-names="" text:cond-style-name=""><text:span text:style-name="a43" text:class-names="">Click to edit Master title style</text:span></text:p>
        </draw:text-box>
        <svg:title/>
        <svg:desc/>
      </draw:frame>
      <draw:frame draw:id="id10" presentation:style-name="a48" draw:name="Subtitle 2" svg:x="1in" svg:y="3.83333in" svg:width="9.33333in" svg:height="1.91667in" presentation:class="subtitle" presentation:placeholder="false">
        <draw:text-box>
          <text:p text:style-name="a47" text:class-names="" text:cond-style-name=""><text:span text:style-name="a46" text:class-names="">Click to edit Master subtitle style</text:span></text:p>
        </draw:text-box>
        <svg:title/>
        <svg:desc/>
      </draw:frame>
      <draw:frame draw:id="id11" presentation:style-name="a52" draw:name="Date Placeholder 3" svg:x="0.66667in" svg:y="0.02in" svg:width="4.22222in" svg:height="0.36in" presentation:class="date-time" presentation:placeholder="false">
        <draw:text-box>
          <text:p text:style-name="a51" text:class-names="" text:cond-style-name=""><text:span text:style-name="a49" text:class-names=""><text:date text:fixed="false" style:data-style-name="a50">10/2/2019</text:date></text:span></text:p>
        </draw:text-box>
        <svg:title/>
        <svg:desc/>
      </draw:frame>
      <draw:frame draw:id="id12" presentation:style-name="a55" draw:name="Footer Placeholder 4" svg:x="5in" svg:y="0.02in" svg:width="6in" svg:height="0.36in" presentation:class="footer" presentation:placeholder="false">
        <draw:text-box>
          <text:p text:style-name="a54" text:class-names="" text:cond-style-name=""><text:span text:style-name="a53" text:class-names=""/></text:p>
        </draw:text-box>
        <svg:title/>
        <svg:desc/>
      </draw:frame>
      <draw:frame draw:id="id13" presentation:style-name="a58" draw:name="Slide Number Placeholder 5" svg:x="11.11111in" svg:y="0.02in" svg:width="1.55556in" svg:height="0.36in" presentation:class="page-number" presentation:placeholder="false">
        <draw:text-box>
          <text:p text:style-name="a57" text:class-names="" text:cond-style-name=""><text:span text:style-name="a56" text:class-names=""><text:page-number style:num-format="1" text:fixed="false"/></text:span></text:p>
        </draw:text-box>
        <svg:title/>
        <svg:desc/>
      </draw:frame>
      <draw:connector draw:type="line" svg:x1="1in" svg:y1="3.71667in" svg:x2="12.44444in" svg:y2="3.7184in" draw:id="id14" draw:style-name="a59" draw:name="Straight Connector 7">
        <svg:title/>
        <svg:desc/>
      </draw:connector>
    </style:master-page>
    <style:master-page style:name="Master1-Layout2-obj-Title-and-Content" style:page-layout-name="pageLayout1" draw:style-name="a60">
      <draw:custom-shape svg:x="0in" svg:y="0.24145in" svg:width="13.33333in" svg:height="0.25in" draw:id="id15" draw:layer="Master1-bg" draw:style-name="a63" draw:name="Rectangle 9">
        <svg:title/>
        <svg:desc/>
        <text:p text:style-name="a62" text:class-names="" text:cond-style-name=""><text:span text:style-name="a6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3.33333in" svg:height="0.4in" draw:id="id16" draw:layer="Master1-bg" draw:style-name="a66" draw:name="Rectangle 6">
        <svg:title/>
        <svg:desc/>
        <text:p text:style-name="a65" text:class-names="" text:cond-style-name=""><text:span text:style-name="a6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7" presentation:style-name="a69" draw:name="Title 1" svg:x="0.66667in" svg:y="0.58333in" svg:width="12in" svg:height="1.08333in" presentation:class="title" presentation:placeholder="false">
        <draw:text-box>
          <text:p text:style-name="a68" text:class-names="" text:cond-style-name=""><text:span text:style-name="a67" text:class-names="">Click to edit Master title style</text:span></text:p>
        </draw:text-box>
        <svg:title/>
        <svg:desc/>
      </draw:frame>
      <draw:frame draw:id="id18" presentation:style-name="a85" draw:name="Content Placeholder 2" svg:x="0.66667in" svg:y="1.75in" svg:width="12in" svg:height="5.33333in" presentation:class="object" presentation:placeholder="false">
        <draw:text-box>
          <text:list text:style-name="a72">
            <text:list-item>
              <text:p text:style-name="a71" text:class-names="" text:cond-style-name=""><text:span text:style-name="a70" text:class-names="">Edit Master text styles</text:span></text:p>
            </text:list-item>
          </text:list>
          <text:list text:style-name="a75">
            <text:list-item>
              <text:list text:style-name="a75">
                <text:list-item>
                  <text:p text:style-name="a74" text:class-names="" text:cond-style-name=""><text:span text:style-name="a73" text:class-names="">Second level</text:span></text:p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p text:style-name="a77" text:class-names="" text:cond-style-name=""><text:span text:style-name="a76" text:class-names="">Third level</text:span></text:p>
                    </text:list-item>
                  </text:list>
                </text:list-item>
              </text:list>
            </text:list-item>
          </text:list>
          <text:list text:style-name="a81">
            <text:list-item>
              <text:list text:style-name="a81">
                <text:list-item>
                  <text:list text:style-name="a81">
                    <text:list-item>
                      <text:list text:style-name="a81">
                        <text:list-item>
                          <text:p text:style-name="a80" text:class-names="" text:cond-style-name=""><text:span text:style-name="a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4">
            <text:list-item>
              <text:list text:style-name="a84">
                <text:list-item>
                  <text:list text:style-name="a84">
                    <text:list-item>
                      <text:list text:style-name="a84">
                        <text:list-item>
                          <text:list text:style-name="a84">
                            <text:list-item>
                              <text:p text:style-name="a83" text:class-names="" text:cond-style-name=""><text:span text:style-name="a8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9" presentation:style-name="a89" draw:name="Date Placeholder 3" svg:x="0.66667in" svg:y="0.02in" svg:width="4.22222in" svg:height="0.36in" presentation:class="date-time" presentation:placeholder="false">
        <draw:text-box>
          <text:p text:style-name="a88" text:class-names="" text:cond-style-name=""><text:span text:style-name="a86" text:class-names=""><text:date text:fixed="false" style:data-style-name="a87">10/2/2019</text:date></text:span></text:p>
        </draw:text-box>
        <svg:title/>
        <svg:desc/>
      </draw:frame>
      <draw:frame draw:id="id20" presentation:style-name="a92" draw:name="Footer Placeholder 4" svg:x="5in" svg:y="0.02in" svg:width="6in" svg:height="0.36in" presentation:class="footer" presentation:placeholder="false">
        <draw:text-box>
          <text:p text:style-name="a91" text:class-names="" text:cond-style-name=""><text:span text:style-name="a90" text:class-names=""/></text:p>
        </draw:text-box>
        <svg:title/>
        <svg:desc/>
      </draw:frame>
      <draw:frame draw:id="id21" presentation:style-name="a95" draw:name="Slide Number Placeholder 5" svg:x="11.11111in" svg:y="0.02in" svg:width="1.55556in" svg:height="0.36in" presentation:class="page-number" presentation:placeholder="false">
        <draw:text-box>
          <text:p text:style-name="a94" text:class-names="" text:cond-style-name=""><text:span text:style-name="a93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96">
      <draw:custom-shape svg:x="0in" svg:y="0.24145in" svg:width="13.33333in" svg:height="0.25in" draw:id="id22" draw:layer="Master1-bg" draw:style-name="a99" draw:name="Rectangle 9">
        <svg:title/>
        <svg:desc/>
        <text:p text:style-name="a98" text:class-names="" text:cond-style-name=""><text:span text:style-name="a9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3.33333in" svg:height="0.4in" draw:id="id23" draw:layer="Master1-bg" draw:style-name="a102" draw:name="Rectangle 6">
        <svg:title/>
        <svg:desc/>
        <text:p text:style-name="a101" text:class-names="" text:cond-style-name=""><text:span text:style-name="a10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4" presentation:style-name="a105" draw:name="Title 1" svg:x="1.05324in" svg:y="2.58333in" svg:width="11.33333in" svg:height="2.40625in" presentation:class="title" presentation:placeholder="false">
        <draw:text-box>
          <text:p text:style-name="a104" text:class-names="" text:cond-style-name=""><text:span text:style-name="a103" text:class-names="">Click to edit Master title style</text:span></text:p>
        </draw:text-box>
        <svg:title/>
        <svg:desc/>
      </draw:frame>
      <draw:frame draw:id="id25" presentation:style-name="a109" draw:name="Text Placeholder 2" svg:x="1.05324in" svg:y="5.06in" svg:width="11.33333in" svg:height="1.64062in" presentation:class="outline" presentation:placeholder="false">
        <draw:text-box>
          <text:list text:style-name="a108">
            <text:list-item>
              <text:p text:style-name="a107" text:class-names="" text:cond-style-name=""><text:span text:style-name="a106" text:class-names="">Edit Master text styles</text:span></text:p>
            </text:list-item>
          </text:list>
        </draw:text-box>
        <svg:title/>
        <svg:desc/>
      </draw:frame>
      <draw:frame draw:id="id26" presentation:style-name="a113" draw:name="Date Placeholder 3" svg:x="0.66667in" svg:y="0.02in" svg:width="4.22222in" svg:height="0.36in" presentation:class="date-time" presentation:placeholder="false">
        <draw:text-box>
          <text:p text:style-name="a112" text:class-names="" text:cond-style-name=""><text:span text:style-name="a110" text:class-names=""><text:date text:fixed="false" style:data-style-name="a111">10/2/2019</text:date></text:span></text:p>
        </draw:text-box>
        <svg:title/>
        <svg:desc/>
      </draw:frame>
      <draw:frame draw:id="id27" presentation:style-name="a116" draw:name="Footer Placeholder 4" svg:x="5in" svg:y="0.02in" svg:width="6in" svg:height="0.36in" presentation:class="footer" presentation:placeholder="false">
        <draw:text-box>
          <text:p text:style-name="a115" text:class-names="" text:cond-style-name=""><text:span text:style-name="a114" text:class-names=""/></text:p>
        </draw:text-box>
        <svg:title/>
        <svg:desc/>
      </draw:frame>
      <draw:frame draw:id="id28" presentation:style-name="a119" draw:name="Slide Number Placeholder 5" svg:x="11.11111in" svg:y="0.02in" svg:width="1.55556in" svg:height="0.36in" presentation:class="page-number" presentation:placeholder="false">
        <draw:text-box>
          <text:p text:style-name="a118" text:class-names="" text:cond-style-name=""><text:span text:style-name="a117" text:class-names=""><text:page-number style:num-format="1" text:fixed="false"/></text:span></text:p>
        </draw:text-box>
        <svg:title/>
        <svg:desc/>
      </draw:frame>
      <draw:connector draw:type="line" svg:x1="1.06667in" svg:y1="5.03in" svg:x2="12.51111in" svg:y2="5.03174in" draw:id="id29" draw:style-name="a120" draw:name="Straight Connector 6">
        <svg:title/>
        <svg:desc/>
      </draw:connector>
    </style:master-page>
    <style:master-page style:name="Master1-Layout4-twoObj-Two-Content" style:page-layout-name="pageLayout1" draw:style-name="a121">
      <draw:custom-shape svg:x="0in" svg:y="0.24145in" svg:width="13.33333in" svg:height="0.25in" draw:id="id30" draw:layer="Master1-bg" draw:style-name="a124" draw:name="Rectangle 9">
        <svg:title/>
        <svg:desc/>
        <text:p text:style-name="a123" text:class-names="" text:cond-style-name=""><text:span text:style-name="a12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3.33333in" svg:height="0.4in" draw:id="id31" draw:layer="Master1-bg" draw:style-name="a127" draw:name="Rectangle 6">
        <svg:title/>
        <svg:desc/>
        <text:p text:style-name="a126" text:class-names="" text:cond-style-name=""><text:span text:style-name="a12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2" presentation:style-name="a130" draw:name="Title 1" svg:x="0.66667in" svg:y="0.58333in" svg:width="12in" svg:height="1.08333in" presentation:class="title" presentation:placeholder="false">
        <draw:text-box>
          <text:p text:style-name="a129" text:class-names="" text:cond-style-name=""><text:span text:style-name="a128" text:class-names="">Click to edit Master title style</text:span></text:p>
        </draw:text-box>
        <svg:title/>
        <svg:desc/>
      </draw:frame>
      <draw:frame draw:id="id33" presentation:style-name="a146" draw:name="Content Placeholder 2" svg:x="0.66667in" svg:y="1.83in" svg:width="5.88889in" svg:height="5.16in" presentation:class="object" presentation:placeholder="false">
        <draw:text-box>
          <text:list text:style-name="a133">
            <text:list-item>
              <text:p text:style-name="a132" text:class-names="" text:cond-style-name=""><text:span text:style-name="a131" text:class-names="">Edit Master text styles</text:span></text:p>
            </text:list-item>
          </text:list>
          <text:list text:style-name="a136">
            <text:list-item>
              <text:list text:style-name="a136">
                <text:list-item>
                  <text:p text:style-name="a135" text:class-names="" text:cond-style-name=""><text:span text:style-name="a134" text:class-names="">Second level</text:span></text:p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p text:style-name="a138" text:class-names="" text:cond-style-name=""><text:span text:style-name="a137" text:class-names="">Third level</text:span></text:p>
                    </text:list-item>
                  </text:list>
                </text:list-item>
              </text:list>
            </text:list-item>
          </text:list>
          <text:list text:style-name="a142">
            <text:list-item>
              <text:list text:style-name="a142">
                <text:list-item>
                  <text:list text:style-name="a142">
                    <text:list-item>
                      <text:list text:style-name="a142">
                        <text:list-item>
                          <text:p text:style-name="a141" text:class-names="" text:cond-style-name=""><text:span text:style-name="a1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5">
            <text:list-item>
              <text:list text:style-name="a145">
                <text:list-item>
                  <text:list text:style-name="a145">
                    <text:list-item>
                      <text:list text:style-name="a145">
                        <text:list-item>
                          <text:list text:style-name="a145">
                            <text:list-item>
                              <text:p text:style-name="a144" text:class-names="" text:cond-style-name=""><text:span text:style-name="a14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4" presentation:style-name="a162" draw:name="Content Placeholder 3" svg:x="6.77778in" svg:y="1.83in" svg:width="5.88889in" svg:height="5.16in" presentation:class="object" presentation:placeholder="false">
        <draw:text-box>
          <text:list text:style-name="a149">
            <text:list-item>
              <text:p text:style-name="a148" text:class-names="" text:cond-style-name=""><text:span text:style-name="a147" text:class-names="">Edit Master text styles</text:span></text:p>
            </text:list-item>
          </text:list>
          <text:list text:style-name="a152">
            <text:list-item>
              <text:list text:style-name="a152">
                <text:list-item>
                  <text:p text:style-name="a151" text:class-names="" text:cond-style-name=""><text:span text:style-name="a150" text:class-names="">Second level</text:span></text:p>
                </text:list-item>
              </text:list>
            </text:list-item>
          </text:list>
          <text:list text:style-name="a155">
            <text:list-item>
              <text:list text:style-name="a155">
                <text:list-item>
                  <text:list text:style-name="a155">
                    <text:list-item>
                      <text:p text:style-name="a154" text:class-names="" text:cond-style-name=""><text:span text:style-name="a153" text:class-names="">Third level</text:span></text:p>
                    </text:list-item>
                  </text:list>
                </text:list-item>
              </text:list>
            </text:list-item>
          </text:list>
          <text:list text:style-name="a158">
            <text:list-item>
              <text:list text:style-name="a158">
                <text:list-item>
                  <text:list text:style-name="a158">
                    <text:list-item>
                      <text:list text:style-name="a158">
                        <text:list-item>
                          <text:p text:style-name="a157" text:class-names="" text:cond-style-name=""><text:span text:style-name="a15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1">
            <text:list-item>
              <text:list text:style-name="a161">
                <text:list-item>
                  <text:list text:style-name="a161">
                    <text:list-item>
                      <text:list text:style-name="a161">
                        <text:list-item>
                          <text:list text:style-name="a161">
                            <text:list-item>
                              <text:p text:style-name="a160" text:class-names="" text:cond-style-name=""><text:span text:style-name="a15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166" draw:name="Date Placeholder 4" svg:x="0.66667in" svg:y="0.02in" svg:width="4.22222in" svg:height="0.36in" presentation:class="date-time" presentation:placeholder="false">
        <draw:text-box>
          <text:p text:style-name="a165" text:class-names="" text:cond-style-name=""><text:span text:style-name="a163" text:class-names=""><text:date text:fixed="false" style:data-style-name="a164">10/2/2019</text:date></text:span></text:p>
        </draw:text-box>
        <svg:title/>
        <svg:desc/>
      </draw:frame>
      <draw:frame draw:id="id36" presentation:style-name="a169" draw:name="Footer Placeholder 5" svg:x="5in" svg:y="0.02in" svg:width="6in" svg:height="0.36in" presentation:class="footer" presentation:placeholder="false">
        <draw:text-box>
          <text:p text:style-name="a168" text:class-names="" text:cond-style-name=""><text:span text:style-name="a167" text:class-names=""/></text:p>
        </draw:text-box>
        <svg:title/>
        <svg:desc/>
      </draw:frame>
      <draw:frame draw:id="id37" presentation:style-name="a172" draw:name="Slide Number Placeholder 6" svg:x="11.11111in" svg:y="0.02in" svg:width="1.55556in" svg:height="0.36in" presentation:class="page-number" presentation:placeholder="false">
        <draw:text-box>
          <text:p text:style-name="a171" text:class-names="" text:cond-style-name=""><text:span text:style-name="a170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73">
      <draw:custom-shape svg:x="0in" svg:y="0.24145in" svg:width="13.33333in" svg:height="0.25in" draw:id="id38" draw:layer="Master1-bg" draw:style-name="a176" draw:name="Rectangle 9">
        <svg:title/>
        <svg:desc/>
        <text:p text:style-name="a175" text:class-names="" text:cond-style-name=""><text:span text:style-name="a17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3.33333in" svg:height="0.4in" draw:id="id39" draw:layer="Master1-bg" draw:style-name="a179" draw:name="Rectangle 6">
        <svg:title/>
        <svg:desc/>
        <text:p text:style-name="a178" text:class-names="" text:cond-style-name=""><text:span text:style-name="a17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0" presentation:style-name="a182" draw:name="Title 1" svg:x="0.66667in" svg:y="0.58333in" svg:width="12in" svg:height="1.08333in" presentation:class="title" presentation:placeholder="false">
        <draw:text-box>
          <text:p text:style-name="a181" text:class-names="" text:cond-style-name=""><text:span text:style-name="a180" text:class-names="">Click to edit Master title style</text:span></text:p>
        </draw:text-box>
        <svg:title/>
        <svg:desc/>
      </draw:frame>
      <draw:frame draw:id="id41" presentation:style-name="a186" draw:name="Text Placeholder 2" svg:x="0.66667in" svg:y="1.83333in" svg:width="5.73333in" svg:height="0.69965in" presentation:class="outline" presentation:placeholder="false">
        <draw:text-box>
          <text:list text:style-name="a185">
            <text:list-item>
              <text:p text:style-name="a184" text:class-names="" text:cond-style-name=""><text:span text:style-name="a183" text:class-names="">Edit Master text styles</text:span></text:p>
            </text:list-item>
          </text:list>
        </draw:text-box>
        <svg:title/>
        <svg:desc/>
      </draw:frame>
      <draw:frame draw:id="id42" presentation:style-name="a202" draw:name="Content Placeholder 3" svg:x="0.66667in" svg:y="2.66667in" svg:width="5.73333in" svg:height="4.32118in" presentation:class="object" presentation:placeholder="false">
        <draw:text-box>
          <text:list text:style-name="a189">
            <text:list-item>
              <text:p text:style-name="a188" text:class-names="" text:cond-style-name=""><text:span text:style-name="a187" text:class-names="">Edit Master text styles</text:span></text:p>
            </text:list-item>
          </text:list>
          <text:list text:style-name="a192">
            <text:list-item>
              <text:list text:style-name="a192">
                <text:list-item>
                  <text:p text:style-name="a191" text:class-names="" text:cond-style-name=""><text:span text:style-name="a190" text:class-names="">Second level</text:span></text:p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p text:style-name="a194" text:class-names="" text:cond-style-name=""><text:span text:style-name="a193" text:class-names="">Third level</text:span></text:p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p text:style-name="a197" text:class-names="" text:cond-style-name=""><text:span text:style-name="a1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1">
            <text:list-item>
              <text:list text:style-name="a201">
                <text:list-item>
                  <text:list text:style-name="a201">
                    <text:list-item>
                      <text:list text:style-name="a201">
                        <text:list-item>
                          <text:list text:style-name="a201">
                            <text:list-item>
                              <text:p text:style-name="a200" text:class-names="" text:cond-style-name=""><text:span text:style-name="a19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06" draw:name="Text Placeholder 4" svg:x="6.93333in" svg:y="1.83333in" svg:width="5.73333in" svg:height="0.69965in" presentation:class="outline" presentation:placeholder="false">
        <draw:text-box>
          <text:list text:style-name="a205">
            <text:list-item>
              <text:p text:style-name="a204" text:class-names="" text:cond-style-name=""><text:span text:style-name="a203" text:class-names="">Edit Master text styles</text:span></text:p>
            </text:list-item>
          </text:list>
        </draw:text-box>
        <svg:title/>
        <svg:desc/>
      </draw:frame>
      <draw:frame draw:id="id44" presentation:style-name="a222" draw:name="Content Placeholder 5" svg:x="6.93333in" svg:y="2.66667in" svg:width="5.73333in" svg:height="4.32118in" presentation:class="object" presentation:placeholder="false">
        <draw:text-box>
          <text:list text:style-name="a209">
            <text:list-item>
              <text:p text:style-name="a208" text:class-names="" text:cond-style-name=""><text:span text:style-name="a207" text:class-names="">Edit Master text styles</text:span></text:p>
            </text:list-item>
          </text:list>
          <text:list text:style-name="a212">
            <text:list-item>
              <text:list text:style-name="a212">
                <text:list-item>
                  <text:p text:style-name="a211" text:class-names="" text:cond-style-name=""><text:span text:style-name="a210" text:class-names="">Second level</text:span></text:p>
                </text:list-item>
              </text:list>
            </text:list-item>
          </text:list>
          <text:list text:style-name="a215">
            <text:list-item>
              <text:list text:style-name="a215">
                <text:list-item>
                  <text:list text:style-name="a215">
                    <text:list-item>
                      <text:p text:style-name="a214" text:class-names="" text:cond-style-name=""><text:span text:style-name="a213" text:class-names="">Third level</text:span></text:p>
                    </text:list-item>
                  </text:list>
                </text:list-item>
              </text:list>
            </text:list-item>
          </text:list>
          <text:list text:style-name="a218">
            <text:list-item>
              <text:list text:style-name="a218">
                <text:list-item>
                  <text:list text:style-name="a218">
                    <text:list-item>
                      <text:list text:style-name="a218">
                        <text:list-item>
                          <text:p text:style-name="a217" text:class-names="" text:cond-style-name=""><text:span text:style-name="a2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1">
            <text:list-item>
              <text:list text:style-name="a221">
                <text:list-item>
                  <text:list text:style-name="a221">
                    <text:list-item>
                      <text:list text:style-name="a221">
                        <text:list-item>
                          <text:list text:style-name="a221">
                            <text:list-item>
                              <text:p text:style-name="a220" text:class-names="" text:cond-style-name=""><text:span text:style-name="a21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5" presentation:style-name="a226" draw:name="Date Placeholder 6" svg:x="0.66667in" svg:y="0.02in" svg:width="4.22222in" svg:height="0.36in" presentation:class="date-time" presentation:placeholder="false">
        <draw:text-box>
          <text:p text:style-name="a225" text:class-names="" text:cond-style-name=""><text:span text:style-name="a223" text:class-names=""><text:date text:fixed="false" style:data-style-name="a224">10/2/2019</text:date></text:span></text:p>
        </draw:text-box>
        <svg:title/>
        <svg:desc/>
      </draw:frame>
      <draw:frame draw:id="id46" presentation:style-name="a229" draw:name="Footer Placeholder 7" svg:x="5in" svg:y="0.02in" svg:width="6in" svg:height="0.36in" presentation:class="footer" presentation:placeholder="false">
        <draw:text-box>
          <text:p text:style-name="a228" text:class-names="" text:cond-style-name=""><text:span text:style-name="a227" text:class-names=""/></text:p>
        </draw:text-box>
        <svg:title/>
        <svg:desc/>
      </draw:frame>
      <draw:frame draw:id="id47" presentation:style-name="a232" draw:name="Slide Number Placeholder 8" svg:x="11.11111in" svg:y="0.02in" svg:width="1.55556in" svg:height="0.36in" presentation:class="page-number" presentation:placeholder="false">
        <draw:text-box>
          <text:p text:style-name="a231" text:class-names="" text:cond-style-name=""><text:span text:style-name="a230" text:class-names=""><text:page-number style:num-format="1" text:fixed="false"/></text:span></text:p>
        </draw:text-box>
        <svg:title/>
        <svg:desc/>
      </draw:frame>
      <draw:connector draw:type="line" svg:x1="4.09225in" svg:y1="4.42442in" svg:x2="9.24225in" svg:y2="4.42558in" draw:id="id48" draw:style-name="a233" draw:transform="translate(-6.66725in -4.425in) rotate(-1.5708) translate(6.66725in 4.425in)" draw:name="Straight Connector 10">
        <svg:title/>
        <svg:desc/>
      </draw:connector>
    </style:master-page>
    <style:master-page style:name="Master1-Layout6-titleOnly-Title-Only" style:page-layout-name="pageLayout1" draw:style-name="a234">
      <draw:custom-shape svg:x="0in" svg:y="0.24145in" svg:width="13.33333in" svg:height="0.25in" draw:id="id49" draw:layer="Master1-bg" draw:style-name="a237" draw:name="Rectangle 9">
        <svg:title/>
        <svg:desc/>
        <text:p text:style-name="a236" text:class-names="" text:cond-style-name=""><text:span text:style-name="a23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3.33333in" svg:height="0.4in" draw:id="id50" draw:layer="Master1-bg" draw:style-name="a240" draw:name="Rectangle 6">
        <svg:title/>
        <svg:desc/>
        <text:p text:style-name="a239" text:class-names="" text:cond-style-name=""><text:span text:style-name="a23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43" draw:name="Title 1" svg:x="0.66667in" svg:y="0.58333in" svg:width="12in" svg:height="1.08333in" presentation:class="title" presentation:placeholder="false">
        <draw:text-box>
          <text:p text:style-name="a242" text:class-names="" text:cond-style-name=""><text:span text:style-name="a241" text:class-names="">Click to edit Master title style</text:span></text:p>
        </draw:text-box>
        <svg:title/>
        <svg:desc/>
      </draw:frame>
      <draw:frame draw:id="id52" presentation:style-name="a247" draw:name="Date Placeholder 2" svg:x="0.66667in" svg:y="0.02in" svg:width="4.22222in" svg:height="0.36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10/2/2019</text:date></text:span></text:p>
        </draw:text-box>
        <svg:title/>
        <svg:desc/>
      </draw:frame>
      <draw:frame draw:id="id53" presentation:style-name="a250" draw:name="Footer Placeholder 3" svg:x="5in" svg:y="0.02in" svg:width="6in" svg:height="0.36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54" presentation:style-name="a253" draw:name="Slide Number Placeholder 4" svg:x="11.11111in" svg:y="0.02in" svg:width="1.55556in" svg:height="0.36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54">
      <draw:custom-shape svg:x="0in" svg:y="0.24145in" svg:width="13.33333in" svg:height="0.25in" draw:id="id55" draw:layer="Master1-bg" draw:style-name="a257" draw:name="Rectangle 9">
        <svg:title/>
        <svg:desc/>
        <text:p text:style-name="a256" text:class-names="" text:cond-style-name=""><text:span text:style-name="a25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3.33333in" svg:height="0.4in" draw:id="id56" draw:layer="Master1-bg" draw:style-name="a260" draw:name="Rectangle 6">
        <svg:title/>
        <svg:desc/>
        <text:p text:style-name="a259" text:class-names="" text:cond-style-name=""><text:span text:style-name="a25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7" presentation:style-name="a264" draw:name="Date Placeholder 1" svg:x="0.66667in" svg:y="0.02in" svg:width="4.22222in" svg:height="0.36in" presentation:class="date-time" presentation:placeholder="false">
        <draw:text-box>
          <text:p text:style-name="a263" text:class-names="" text:cond-style-name=""><text:span text:style-name="a261" text:class-names=""><text:date text:fixed="false" style:data-style-name="a262">10/2/2019</text:date></text:span></text:p>
        </draw:text-box>
        <svg:title/>
        <svg:desc/>
      </draw:frame>
      <draw:frame draw:id="id58" presentation:style-name="a267" draw:name="Footer Placeholder 2" svg:x="5in" svg:y="0.02in" svg:width="6in" svg:height="0.36in" presentation:class="footer" presentation:placeholder="false">
        <draw:text-box>
          <text:p text:style-name="a266" text:class-names="" text:cond-style-name=""><text:span text:style-name="a265" text:class-names=""/></text:p>
        </draw:text-box>
        <svg:title/>
        <svg:desc/>
      </draw:frame>
      <draw:frame draw:id="id59" presentation:style-name="a270" draw:name="Slide Number Placeholder 3" svg:x="11.11111in" svg:y="0.02in" svg:width="1.55556in" svg:height="0.36in" presentation:class="page-number" presentation:placeholder="false">
        <draw:text-box>
          <text:p text:style-name="a269" text:class-names="" text:cond-style-name=""><text:span text:style-name="a268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71">
      <draw:custom-shape svg:x="0in" svg:y="0.24145in" svg:width="13.33333in" svg:height="0.25in" draw:id="id60" draw:layer="Master1-bg" draw:style-name="a274" draw:name="Rectangle 9">
        <svg:title/>
        <svg:desc/>
        <text:p text:style-name="a273" text:class-names="" text:cond-style-name=""><text:span text:style-name="a27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3.33333in" svg:height="0.4in" draw:id="id61" draw:layer="Master1-bg" draw:style-name="a277" draw:name="Rectangle 6">
        <svg:title/>
        <svg:desc/>
        <text:p text:style-name="a276" text:class-names="" text:cond-style-name=""><text:span text:style-name="a27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2" presentation:style-name="a280" draw:name="Title 1" svg:x="0.66667in" svg:y="0.86623in" svg:width="3.12in" svg:height="1.38in" presentation:class="title" presentation:placeholder="false">
        <draw:text-box>
          <text:p text:style-name="a279" text:class-names="" text:cond-style-name=""><text:span text:style-name="a278" text:class-names="">Click to edit Master title style</text:span></text:p>
        </draw:text-box>
        <svg:title/>
        <svg:desc/>
      </draw:frame>
      <draw:frame draw:id="id63" presentation:style-name="a296" draw:name="Content Placeholder 2" svg:x="4.33333in" svg:y="0.86623in" svg:width="8.33333in" svg:height="6.1in" presentation:class="object" presentation:placeholder="false">
        <draw:text-box>
          <text:list text:style-name="a283">
            <text:list-item>
              <text:p text:style-name="a282" text:class-names="" text:cond-style-name=""><text:span text:style-name="a281" text:class-names="">Edit Master text styles</text:span></text:p>
            </text:list-item>
          </text:list>
          <text:list text:style-name="a286">
            <text:list-item>
              <text:list text:style-name="a286">
                <text:list-item>
                  <text:p text:style-name="a285" text:class-names="" text:cond-style-name=""><text:span text:style-name="a284" text:class-names="">Second level</text:span></text:p>
                </text:list-item>
              </text:list>
            </text:list-item>
          </text:list>
          <text:list text:style-name="a289">
            <text:list-item>
              <text:list text:style-name="a289">
                <text:list-item>
                  <text:list text:style-name="a289">
                    <text:list-item>
                      <text:p text:style-name="a288" text:class-names="" text:cond-style-name=""><text:span text:style-name="a287" text:class-names="">Third level</text:span></text:p>
                    </text:list-item>
                  </text:list>
                </text:list-item>
              </text:list>
            </text:list-item>
          </text:list>
          <text:list text:style-name="a292">
            <text:list-item>
              <text:list text:style-name="a292">
                <text:list-item>
                  <text:list text:style-name="a292">
                    <text:list-item>
                      <text:list text:style-name="a292">
                        <text:list-item>
                          <text:p text:style-name="a291" text:class-names="" text:cond-style-name=""><text:span text:style-name="a2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5">
            <text:list-item>
              <text:list text:style-name="a295">
                <text:list-item>
                  <text:list text:style-name="a295">
                    <text:list-item>
                      <text:list text:style-name="a295">
                        <text:list-item>
                          <text:list text:style-name="a295">
                            <text:list-item>
                              <text:p text:style-name="a294" text:class-names="" text:cond-style-name=""><text:span text:style-name="a29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4" presentation:style-name="a300" draw:name="Text Placeholder 3" svg:x="0.66667in" svg:y="2.33in" svg:width="3.12in" svg:height="4.64087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Edit Master text styles</text:span></text:p>
            </text:list-item>
          </text:list>
        </draw:text-box>
        <svg:title/>
        <svg:desc/>
      </draw:frame>
      <draw:frame draw:id="id65" presentation:style-name="a304" draw:name="Date Placeholder 4" svg:x="0.66667in" svg:y="0.02in" svg:width="4.22222in" svg:height="0.36in" presentation:class="date-time" presentation:placeholder="false">
        <draw:text-box>
          <text:p text:style-name="a303" text:class-names="" text:cond-style-name=""><text:span text:style-name="a301" text:class-names=""><text:date text:fixed="false" style:data-style-name="a302">10/2/2019</text:date></text:span></text:p>
        </draw:text-box>
        <svg:title/>
        <svg:desc/>
      </draw:frame>
      <draw:frame draw:id="id66" presentation:style-name="a307" draw:name="Footer Placeholder 5" svg:x="5in" svg:y="0.02in" svg:width="6in" svg:height="0.36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67" presentation:style-name="a310" draw:name="Slide Number Placeholder 6" svg:x="11.11111in" svg:y="0.02in" svg:width="1.55556in" svg:height="0.36in" presentation:class="page-number" presentation:placeholder="false">
        <draw:text-box>
          <text:p text:style-name="a309" text:class-names="" text:cond-style-name=""><text:span text:style-name="a308" text:class-names=""><text:page-number style:num-format="1" text:fixed="false"/></text:span></text:p>
        </draw:text-box>
        <svg:title/>
        <svg:desc/>
      </draw:frame>
      <draw:connector draw:type="line" svg:x1="0.99754in" svg:y1="3.91507in" svg:x2="7.09754in" svg:y2="3.91739in" draw:id="id68" draw:style-name="a311" draw:transform="translate(-4.04754in -3.91623in) rotate(-1.5708) translate(4.04754in 3.91623in)" draw:name="Straight Connector 8">
        <svg:title/>
        <svg:desc/>
      </draw:connector>
    </style:master-page>
    <style:master-page style:name="Master1-Layout9-picTx-Picture-with-Caption" style:page-layout-name="pageLayout1" draw:style-name="a312">
      <draw:custom-shape svg:x="0in" svg:y="0.24145in" svg:width="13.33333in" svg:height="0.25in" draw:id="id69" draw:layer="Master1-bg" draw:style-name="a315" draw:name="Rectangle 9">
        <svg:title/>
        <svg:desc/>
        <text:p text:style-name="a314" text:class-names="" text:cond-style-name=""><text:span text:style-name="a31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3.33333in" svg:height="0.4in" draw:id="id70" draw:layer="Master1-bg" draw:style-name="a318" draw:name="Rectangle 6">
        <svg:title/>
        <svg:desc/>
        <text:p text:style-name="a317" text:class-names="" text:cond-style-name=""><text:span text:style-name="a31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1" presentation:style-name="a321" draw:name="Title 1" svg:x="0.66667in" svg:y="0.86667in" svg:width="3.12435in" svg:height="1.38333in" presentation:class="title" presentation:placeholder="false">
        <draw:text-box>
          <text:p text:style-name="a320" text:class-names="" text:cond-style-name=""><text:span text:style-name="a319" text:class-names="">Click to edit Master title style</text:span></text:p>
        </draw:text-box>
        <svg:title/>
        <svg:desc/>
      </draw:frame>
      <draw:frame draw:id="id72" presentation:style-name="a324" draw:name="Picture Placeholder 2" svg:x="4.16829in" svg:y="0.91667in" svg:width="8.60949in" svg:height="6.01537in" presentation:class="graphic" presentation:placeholder="false">
        <draw:text-box>
          <text:p text:style-name="a323" text:class-names="" text:cond-style-name=""><text:span text:style-name="a322" text:class-names="">Click icon to add picture</text:span></text:p>
        </draw:text-box>
        <svg:title/>
        <svg:desc/>
      </draw:frame>
      <draw:frame draw:id="id73" presentation:style-name="a328" draw:name="Text Placeholder 3" svg:x="0.66667in" svg:y="2.33333in" svg:width="3.12in" svg:height="4.64in" presentation:class="outline" presentation:placeholder="false">
        <draw:text-box>
          <text:list text:style-name="a327">
            <text:list-item>
              <text:p text:style-name="a326" text:class-names="" text:cond-style-name=""><text:span text:style-name="a325" text:class-names="">Edit Master text styles</text:span></text:p>
            </text:list-item>
          </text:list>
        </draw:text-box>
        <svg:title/>
        <svg:desc/>
      </draw:frame>
      <draw:frame draw:id="id74" presentation:style-name="a332" draw:name="Date Placeholder 4" svg:x="0.66667in" svg:y="0.02in" svg:width="4.22222in" svg:height="0.36in" presentation:class="date-time" presentation:placeholder="false">
        <draw:text-box>
          <text:p text:style-name="a331" text:class-names="" text:cond-style-name=""><text:span text:style-name="a329" text:class-names=""><text:date text:fixed="false" style:data-style-name="a330">10/2/2019</text:date></text:span></text:p>
        </draw:text-box>
        <svg:title/>
        <svg:desc/>
      </draw:frame>
      <draw:frame draw:id="id75" presentation:style-name="a335" draw:name="Footer Placeholder 5" svg:x="5in" svg:y="0.02in" svg:width="6in" svg:height="0.36in" presentation:class="footer" presentation:placeholder="false">
        <draw:text-box>
          <text:p text:style-name="a334" text:class-names="" text:cond-style-name=""><text:span text:style-name="a333" text:class-names=""/></text:p>
        </draw:text-box>
        <svg:title/>
        <svg:desc/>
      </draw:frame>
      <draw:frame draw:id="id76" presentation:style-name="a338" draw:name="Slide Number Placeholder 6" svg:x="11.11111in" svg:y="0.02in" svg:width="1.55556in" svg:height="0.36in" presentation:class="page-number" presentation:placeholder="false">
        <draw:text-box>
          <text:p text:style-name="a337" text:class-names="" text:cond-style-name=""><text:span text:style-name="a336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339">
      <draw:custom-shape svg:x="0in" svg:y="0.24145in" svg:width="13.33333in" svg:height="0.25in" draw:id="id77" draw:layer="Master1-bg" draw:style-name="a342" draw:name="Rectangle 9">
        <svg:title/>
        <svg:desc/>
        <text:p text:style-name="a341" text:class-names="" text:cond-style-name=""><text:span text:style-name="a34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3.33333in" svg:height="0.4in" draw:id="id78" draw:layer="Master1-bg" draw:style-name="a345" draw:name="Rectangle 6">
        <svg:title/>
        <svg:desc/>
        <text:p text:style-name="a344" text:class-names="" text:cond-style-name=""><text:span text:style-name="a34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9" presentation:style-name="a348" draw:name="Title 1" svg:x="0.66667in" svg:y="0.58333in" svg:width="12in" svg:height="1.08333in" presentation:class="title" presentation:placeholder="false">
        <draw:text-box>
          <text:p text:style-name="a347" text:class-names="" text:cond-style-name=""><text:span text:style-name="a346" text:class-names="">Click to edit Master title style</text:span></text:p>
        </draw:text-box>
        <svg:title/>
        <svg:desc/>
      </draw:frame>
      <draw:frame draw:id="id80" presentation:style-name="a364" draw:name="Vertical Text Placeholder 2" svg:x="0.66667in" svg:y="1.75in" svg:width="12in" svg:height="5.33333in" presentation:class="outline" presentation:placeholder="false">
        <draw:text-box>
          <text:list text:style-name="a351">
            <text:list-item>
              <text:p text:style-name="a350" text:class-names="" text:cond-style-name=""><text:span text:style-name="a349" text:class-names="">Edit Master text styles</text:span></text:p>
            </text:list-item>
          </text:list>
          <text:list text:style-name="a354">
            <text:list-item>
              <text:list text:style-name="a354">
                <text:list-item>
                  <text:p text:style-name="a353" text:class-names="" text:cond-style-name=""><text:span text:style-name="a352" text:class-names="">Second level</text:span></text:p>
                </text:list-item>
              </text:list>
            </text:list-item>
          </text:list>
          <text:list text:style-name="a357">
            <text:list-item>
              <text:list text:style-name="a357">
                <text:list-item>
                  <text:list text:style-name="a357">
                    <text:list-item>
                      <text:p text:style-name="a356" text:class-names="" text:cond-style-name=""><text:span text:style-name="a355" text:class-names="">Third level</text:span></text:p>
                    </text:list-item>
                  </text:list>
                </text:list-item>
              </text:list>
            </text:list-item>
          </text:list>
          <text:list text:style-name="a360">
            <text:list-item>
              <text:list text:style-name="a360">
                <text:list-item>
                  <text:list text:style-name="a360">
                    <text:list-item>
                      <text:list text:style-name="a360">
                        <text:list-item>
                          <text:p text:style-name="a359" text:class-names="" text:cond-style-name=""><text:span text:style-name="a35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3">
            <text:list-item>
              <text:list text:style-name="a363">
                <text:list-item>
                  <text:list text:style-name="a363">
                    <text:list-item>
                      <text:list text:style-name="a363">
                        <text:list-item>
                          <text:list text:style-name="a363">
                            <text:list-item>
                              <text:p text:style-name="a362" text:class-names="" text:cond-style-name=""><text:span text:style-name="a36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1" presentation:style-name="a368" draw:name="Date Placeholder 3" svg:x="0.66667in" svg:y="0.02in" svg:width="4.22222in" svg:height="0.36in" presentation:class="date-time" presentation:placeholder="false">
        <draw:text-box>
          <text:p text:style-name="a367" text:class-names="" text:cond-style-name=""><text:span text:style-name="a365" text:class-names=""><text:date text:fixed="false" style:data-style-name="a366">10/2/2019</text:date></text:span></text:p>
        </draw:text-box>
        <svg:title/>
        <svg:desc/>
      </draw:frame>
      <draw:frame draw:id="id82" presentation:style-name="a371" draw:name="Footer Placeholder 4" svg:x="5in" svg:y="0.02in" svg:width="6in" svg:height="0.36in" presentation:class="footer" presentation:placeholder="false">
        <draw:text-box>
          <text:p text:style-name="a370" text:class-names="" text:cond-style-name=""><text:span text:style-name="a369" text:class-names=""/></text:p>
        </draw:text-box>
        <svg:title/>
        <svg:desc/>
      </draw:frame>
      <draw:frame draw:id="id83" presentation:style-name="a374" draw:name="Slide Number Placeholder 5" svg:x="11.11111in" svg:y="0.02in" svg:width="1.55556in" svg:height="0.36in" presentation:class="page-number" presentation:placeholder="false">
        <draw:text-box>
          <text:p text:style-name="a373" text:class-names="" text:cond-style-name=""><text:span text:style-name="a37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75">
      <draw:custom-shape svg:x="0in" svg:y="0.24145in" svg:width="13.33333in" svg:height="0.25in" draw:id="id84" draw:layer="Master1-bg" draw:style-name="a378" draw:name="Rectangle 9">
        <svg:title/>
        <svg:desc/>
        <text:p text:style-name="a377" text:class-names="" text:cond-style-name=""><text:span text:style-name="a37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3.33333in" svg:height="0.4in" draw:id="id85" draw:layer="Master1-bg" draw:style-name="a381" draw:name="Rectangle 6">
        <svg:title/>
        <svg:desc/>
        <text:p text:style-name="a380" text:class-names="" text:cond-style-name=""><text:span text:style-name="a37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6" presentation:style-name="a384" draw:name="Vertical Title 1" svg:x="9.66667in" svg:y="0.66667in" svg:width="3in" svg:height="6.41667in" presentation:class="title" presentation:placeholder="false">
        <draw:text-box>
          <text:p text:style-name="a383" text:class-names="" text:cond-style-name=""><text:span text:style-name="a382" text:class-names="">Click to edit Master title style</text:span></text:p>
        </draw:text-box>
        <svg:title/>
        <svg:desc/>
      </draw:frame>
      <draw:frame draw:id="id87" presentation:style-name="a400" draw:name="Vertical Text Placeholder 2" svg:x="0.66667in" svg:y="0.66667in" svg:width="8.77778in" svg:height="6.41667in" presentation:class="outline" presentation:placeholder="false">
        <draw:text-box>
          <text:list text:style-name="a387">
            <text:list-item>
              <text:p text:style-name="a386" text:class-names="" text:cond-style-name=""><text:span text:style-name="a385" text:class-names="">Edit Master text styles</text:span></text:p>
            </text:list-item>
          </text:list>
          <text:list text:style-name="a390">
            <text:list-item>
              <text:list text:style-name="a390">
                <text:list-item>
                  <text:p text:style-name="a389" text:class-names="" text:cond-style-name=""><text:span text:style-name="a388" text:class-names="">Second level</text:span></text:p>
                </text:list-item>
              </text:list>
            </text:list-item>
          </text:list>
          <text:list text:style-name="a393">
            <text:list-item>
              <text:list text:style-name="a393">
                <text:list-item>
                  <text:list text:style-name="a393">
                    <text:list-item>
                      <text:p text:style-name="a392" text:class-names="" text:cond-style-name=""><text:span text:style-name="a391" text:class-names="">Third level</text:span></text:p>
                    </text:list-item>
                  </text:list>
                </text:list-item>
              </text:list>
            </text:list-item>
          </text:list>
          <text:list text:style-name="a396">
            <text:list-item>
              <text:list text:style-name="a396">
                <text:list-item>
                  <text:list text:style-name="a396">
                    <text:list-item>
                      <text:list text:style-name="a396">
                        <text:list-item>
                          <text:p text:style-name="a395" text:class-names="" text:cond-style-name=""><text:span text:style-name="a39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9">
            <text:list-item>
              <text:list text:style-name="a399">
                <text:list-item>
                  <text:list text:style-name="a399">
                    <text:list-item>
                      <text:list text:style-name="a399">
                        <text:list-item>
                          <text:list text:style-name="a399">
                            <text:list-item>
                              <text:p text:style-name="a398" text:class-names="" text:cond-style-name=""><text:span text:style-name="a39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8" presentation:style-name="a404" draw:name="Date Placeholder 3" svg:x="0.66667in" svg:y="0.02in" svg:width="4.22222in" svg:height="0.36in" presentation:class="date-time" presentation:placeholder="false">
        <draw:text-box>
          <text:p text:style-name="a403" text:class-names="" text:cond-style-name=""><text:span text:style-name="a401" text:class-names=""><text:date text:fixed="false" style:data-style-name="a402">10/2/2019</text:date></text:span></text:p>
        </draw:text-box>
        <svg:title/>
        <svg:desc/>
      </draw:frame>
      <draw:frame draw:id="id89" presentation:style-name="a407" draw:name="Footer Placeholder 4" svg:x="5in" svg:y="0.02in" svg:width="6in" svg:height="0.36in" presentation:class="footer" presentation:placeholder="false">
        <draw:text-box>
          <text:p text:style-name="a406" text:class-names="" text:cond-style-name=""><text:span text:style-name="a405" text:class-names=""/></text:p>
        </draw:text-box>
        <svg:title/>
        <svg:desc/>
      </draw:frame>
      <draw:frame draw:id="id90" presentation:style-name="a410" draw:name="Slide Number Placeholder 5" svg:x="11.11111in" svg:y="0.02in" svg:width="1.55556in" svg:height="0.36in" presentation:class="page-number" presentation:placeholder="false">
        <draw:text-box>
          <text:p text:style-name="a409" text:class-names="" text:cond-style-name=""><text:span text:style-name="a408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Functions</dc:title>
    <meta:initial-creator>David Haynes</meta:initial-creator>
    <dc:creator>Haynes, David (MDH)</dc:creator>
    <meta:creation-date>2017-02-27T21:27:41Z</meta:creation-date>
    <dc:date>2019-10-03T03:18:38Z</dc:date>
    <meta:template xlink:href="GIS_5578_2017" xlink:type="simple"/>
    <meta:editing-cycles>14</meta:editing-cycles>
    <meta:editing-duration>PT100480S</meta:editing-duration>
    <meta:document-statistic meta:paragraph-count="163" meta:word-count="734"/>
  </office:meta>
</office:document-meta>
</file>